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Mangal1" svg:font-family="Mangal"/>
    <style:font-face style:name="Segoe UI" svg:font-family="'Segoe UI', 'pen Sans', 'Helvetica Neue', MWF-MDL2, 'Helvetica,Arial,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Univers 55" svg:font-family="'Univers 55'" style:font-pitch="variable"/>
    <style:font-face style:name="Plantagenet Cherokee" svg:font-family="'Plantagenet Cheroke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UPC" svg:font-family="CordiaUPC" style:font-family-generic="swiss" style:font-pitch="variable"/>
    <style:font-face style:name="Eurostile" svg:font-family="Eurostile" style:font-family-generic="swiss" style:font-pitch="variable"/>
    <style:font-face style:name="Lucida Sans Unicode" svg:font-family="'Lucida Sans Unicode'"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Plantagenet Cherokee"/>
    </style:style>
    <style:style style:name="P2" style:family="paragraph" style:parent-style-name="Preformatted_20_Text">
      <style:text-properties style:font-name="Univers 55"/>
    </style:style>
    <style:style style:name="P3" style:family="paragraph" style:parent-style-name="Preformatted_20_Text">
      <style:text-properties style:font-name="Eurostile"/>
    </style:style>
    <style:style style:name="P4" style:family="paragraph" style:parent-style-name="Preformatted_20_Text">
      <style:text-properties style:font-name="Eurostile" style:text-underline-style="none" fo:font-weight="normal" style:font-weight-asian="normal" style:font-weight-complex="normal"/>
    </style:style>
    <style:style style:name="P5" style:family="paragraph" style:parent-style-name="Preformatted_20_Text">
      <style:text-properties style:font-name="Lucida Sans Unicode"/>
    </style:style>
    <style:style style:name="P6" style:family="paragraph" style:parent-style-name="Preformatted_20_Text">
      <style:text-properties style:text-underline-style="solid" style:text-underline-width="auto" style:text-underline-color="font-color" fo:font-weight="bold" style:font-weight-asian="bold" style:font-weight-complex="bold"/>
    </style:style>
    <style:style style:name="P7" style:family="paragraph" style:parent-style-name="Preformatted_20_Text">
      <style:text-properties style:text-underline-style="none" fo:font-weight="normal" style:font-weight-asian="normal" style:font-weight-complex="normal"/>
    </style:style>
    <style:style style:name="P8" style:family="paragraph" style:parent-style-name="Preformatted_20_Text">
      <style:text-properties style:font-name="CordiaUPC" fo:font-size="12pt" style:font-size-asian="12pt" style:font-size-complex="12pt"/>
    </style:style>
    <style:style style:name="P9" style:family="paragraph" style:parent-style-name="Preformatted_20_Text">
      <style:text-properties fo:background-color="transparen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Preformatted_20_Text">
      <style:paragraph-properties fo:padding="0cm" fo:border="none" style:shadow="none" style:join-border="false"/>
    </style:style>
    <style:style style:name="P12" style:family="paragraph" style:parent-style-name="Preformatted_20_Text">
      <style:text-properties style:text-underline-style="none" fo:font-weight="normal" style:font-weight-asian="normal" style:font-weight-complex="normal"/>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text-properties style:text-underline-style="solid" style:text-underline-width="auto" style:text-underline-color="font-color"/>
    </style:style>
    <style:style style:name="P15" style:family="paragraph" style:parent-style-name="Preformatted_20_Text">
      <style:text-properties style:text-underline-style="solid" style:text-underline-width="auto" style:text-underline-color="font-color" fo:font-weight="bold" style:font-weight-asian="bold" style:font-weight-complex="bold"/>
    </style:style>
    <style:style style:name="P16"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Preformatted_20_Text">
      <style:text-properties style:font-name="Univers 55"/>
    </style:style>
    <style:style style:name="P18" style:family="paragraph" style:parent-style-name="Preformatted_20_Text">
      <style:text-properties style:font-name="Eurostile"/>
    </style:style>
    <style:style style:name="P19" style:family="paragraph" style:parent-style-name="Preformatted_20_Text">
      <style:text-properties style:font-name="Univers 55"/>
    </style:style>
    <style:style style:name="P20" style:family="paragraph" style:parent-style-name="Preformatted_20_Text">
      <style:text-properties style:font-name="Univers Condensed"/>
    </style:style>
    <style:style style:name="P21" style:family="paragraph" style:parent-style-name="Preformatted_20_Text">
      <style:text-properties style:font-name="Courier New"/>
    </style:style>
    <style:style style:name="P22" style:family="paragraph" style:parent-style-name="Preformatted_20_Text">
      <style:paragraph-properties fo:padding="0cm" fo:border="none" style:shadow="none" style:join-border="false"/>
    </style:style>
    <style:style style:name="T1" style:family="text">
      <style:text-properties style:font-name="Lucida Sans Unicode"/>
    </style:style>
    <style:style style:name="T2" style:family="text">
      <style:text-properties style:font-name="Lucida Sans Unicode" style:text-underline-style="none"/>
    </style:style>
    <style:style style:name="T3" style:family="text">
      <style:text-properties style:font-name="Lucida Sans Unicode" style:text-underline-style="none" fo:font-weight="normal" style:font-weight-asian="normal" style:font-weight-complex="normal"/>
    </style:style>
    <style:style style:name="T4" style:family="text">
      <style:text-properties style:font-name="Lucida Sans Unicode" fo:font-weight="bold" style:font-weight-asian="bold" style:font-weight-complex="bold"/>
    </style:style>
    <style:style style:name="T5" style:family="text">
      <style:text-properties style:font-name="Lucida Sans Unicode" fo:background-color="#ffff00"/>
    </style:style>
    <style:style style:name="T6" style:family="text">
      <style:text-properties style:font-name="Lucida Sans Unicode" fo:background-color="transparent"/>
    </style:style>
    <style:style style:name="T7" style:family="text">
      <style:text-properties style:font-name="Lucida Sans Unicode" fo:font-style="normal" style:text-underline-style="none" fo:font-weight="normal" style:font-style-asian="normal" style:font-weight-asian="normal" style:font-style-complex="normal" style:font-weight-complex="normal"/>
    </style:style>
    <style:style style:name="T8" style:family="text">
      <style:text-properties style:font-name="Lucida Sans Unicode" fo:font-style="italic" style:text-underline-style="none" fo:font-weight="normal" style:font-style-asian="italic" style:font-weight-asian="normal" style:font-style-complex="italic" style:font-weight-complex="normal"/>
    </style:style>
    <style:style style:name="T9" style:family="text">
      <style:text-properties style:font-name="Plantagenet Cherokee"/>
    </style:style>
    <style:style style:name="T10" style:family="text">
      <style:text-properties style:font-name="Univers 55"/>
    </style:style>
    <style:style style:name="T11" style:family="text">
      <style:text-properties style:font-name="Univers 55" fo:font-weight="bold" style:font-weight-asian="bold" style:font-weight-complex="bold"/>
    </style:style>
    <style:style style:name="T12" style:family="text">
      <style:text-properties style:font-name="Univers 55" style:text-underline-style="none"/>
    </style:style>
    <style:style style:name="T13" style:family="text">
      <style:text-properties style:font-name="Univers 55" style:text-underline-style="none" fo:font-weight="normal" style:font-weight-asian="normal" style:font-weight-complex="normal"/>
    </style:style>
    <style:style style:name="T14" style:family="text">
      <style:text-properties style:font-name="Univers 55" fo:font-size="9pt" style:font-size-asian="9pt" style:font-size-complex="9pt"/>
    </style:style>
    <style:style style:name="T15" style:family="text">
      <style:text-properties style:font-name="Univers 55" fo:font-style="italic" style:font-style-asian="italic" style:font-style-complex="italic"/>
    </style:style>
    <style:style style:name="T16" style:family="text">
      <style:text-properties style:font-name="Eurostile"/>
    </style:style>
    <style:style style:name="T17" style:family="text">
      <style:text-properties fo:font-weight="bold" style:font-weight-asian="bold" style:font-weight-complex="bold"/>
    </style:style>
    <style:style style:name="T18" style:family="text">
      <style:text-properties fo:font-weight="bold" fo:background-color="#ff0000"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style:font-name="Courier New"/>
    </style:style>
    <style:style style:name="T26" style:family="text">
      <style:text-properties style:font-name="Courier New" fo:font-weight="bold" style:font-weight-asian="bold" style:font-weight-complex="bold"/>
    </style:style>
    <style:style style:name="T27" style:family="text">
      <style:text-properties style:font-name="Courier New" style:text-underline-style="none" fo:font-weight="normal" style:font-weight-asian="normal" style:font-weight-complex="normal"/>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background-color="#ffff00"/>
    </style:style>
    <style:style style:name="T37" style:family="text">
      <style:text-properties style:text-position="super 58%"/>
    </style:style>
    <style:style style:name="T38" style:family="text">
      <style:text-properties style:text-position="super 58%" style:font-name="Courier New"/>
    </style:style>
    <style:style style:name="T39" style:family="text">
      <style:text-properties style:font-name="Univers 55"/>
    </style:style>
    <style:style style:name="T40" style:family="text">
      <style:text-properties style:font-name="Univers 55" fo:font-weight="normal" style:font-weight-asian="normal" style:font-weight-complex="normal"/>
    </style:style>
    <style:style style:name="T41" style:family="text">
      <style:text-properties style:font-name="Univers 55" style:text-underline-style="none" fo:font-weight="normal" style:font-weight-asian="normal" style:font-weight-complex="normal"/>
    </style:style>
    <style:style style:name="T42" style:family="text">
      <style:text-properties fo:font-variant="normal" fo:text-transform="none" fo:color="#000000" style:font-name="Univers 55" fo:font-size="10pt" fo:letter-spacing="normal" fo:font-style="normal" fo:font-weight="normal" style:font-size-asian="10pt" style:font-size-complex="10pt"/>
    </style:style>
    <style:style style:name="T43" style:family="text">
      <style:text-properties style:font-name="Lucida Sans Unicode"/>
    </style:style>
    <style:style style:name="T44" style:family="text">
      <style:text-properties style:font-name="Lucida Sans Unicode" style:text-underline-style="none" fo:font-weight="normal" style:font-weight-asian="normal" style:font-weight-complex="normal"/>
    </style:style>
    <style:style style:name="T45" style:family="text">
      <style:text-properties style:font-name="Univers Condensed"/>
    </style:style>
    <style:style style:name="T46" style:family="text">
      <style:text-properties style:font-name="Univers Condensed" fo:font-weight="bold" style:font-weight-asian="bold" style:font-weight-complex="bold"/>
    </style:style>
    <style:style style:name="T47" style:family="text">
      <style:text-properties style:font-name="Univers Condensed" fo:font-weight="normal" style:font-weight-asian="normal" style:font-weight-complex="normal"/>
    </style:style>
    <style:style style:name="T48" style:family="text">
      <style:text-properties style:font-name="Univers Condensed" fo:font-style="italic" style:font-style-asian="italic" style:font-style-complex="italic"/>
    </style:style>
    <style:style style:name="T49" style:family="text">
      <style:text-properties style:font-name="Univers Condensed" fo:font-style="italic" style:text-underline-style="solid" style:text-underline-width="auto" style:text-underline-color="font-color" style:font-style-asian="italic" style:font-style-complex="italic"/>
    </style:style>
    <style:style style:name="T50" style:family="text">
      <style:text-properties style:font-name="Courier New" fo:font-style="normal" style:font-style-asian="normal" style:font-style-complex="normal"/>
    </style:style>
    <style:style style:name="T51" style:family="text">
      <style:text-properties style:font-name="Courier New"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a xlink:type="simple" xlink:href="https://github.com/TJ-59/freelan-guide-for-windows-users/">https://github.com/TJ-59/freelan-guide-for-windows-users/</text:a></text:p>
      <text:p text:style-name="Preformatted_20_Text"/>
      <text:p text:style-name="Preformatted_20_Text">This text was made to help « anybody » install and use FreeLAN on Windows, a free, secure, fully configurable software, allowing one to extend his Local Area Network through the internet, using peer-to-peer VPN technology. This allows the use of Microsoft « File and Printer sharing » over long distances, to keep in touch with family and friends, without relying on third-party « online data storage » services with unclear privacy policies (what do they do with your files once on their servers ?) and often quite disputable security measures against access by ill-intentioned people.</text:p>
      <text:p text:style-name="Preformatted_20_Text">FreeLAN acts as a virtual network cable, and allows to share files on Windows, Linux (with Samba), and Mac-OS.</text:p>
      <text:p text:style-name="Preformatted_20_Text"/>
      <text:p text:style-name="Preformatted_20_Text">Summary :</text:p>
      <text:p text:style-name="Preformatted_20_Text">-Small reminder about file names containing spaces.</text:p>
      <text:p text:style-name="Preformatted_20_Text">-Verifying the Hash of a file, with CertUtil or 7-Zip.</text:p>
      <text:p text:style-name="Preformatted_20_Text">-Download and installation of FreeLAN and OpenSSL.</text:p>
      <text:p text:style-name="Preformatted_20_Text">-Keys/CSR/Certificates : explanations. </text:p>
      <text:p text:style-name="Preformatted_20_Text">-Creating a Certificate Authority (optional).</text:p>
      <text:p text:style-name="Preformatted_20_Text">-Creating a private Key (for a User).</text:p>
      <text:p text:style-name="Preformatted_20_Text">-Creating a Certificate Signing Request.</text:p>
      <text:p text:style-name="Preformatted_20_Text">-Signing a certificate. (For the CA)</text:p>
      <text:p text:style-name="Preformatted_20_Text">-Customizing FreeLAN's Configuration (+troubleshooting).</text:p>
      <text:p text:style-name="Preformatted_20_Text">-Setting up the network parameters.</text:p>
      <text:p text:style-name="Preformatted_20_Text">-Creating New User Accounts.</text:p>
      <text:p text:style-name="Preformatted_20_Text">-Secure the accounts.</text:p>
      <text:p text:style-name="Preformatted_20_Text">-Hiding the extra User Accounts.</text:p>
      <text:p text:style-name="Preformatted_20_Text">-<text:span text:style-name="T30">Troubles with account/password credentials</text:span>.</text:p>
      <text:p text:style-name="Preformatted_20_Text">-Port Transfer / UPnP (config personnalisée ou zéro config).</text:p>
      <text:p text:style-name="Preformatted_20_Text">-Who is currently connected ?</text:p>
      <text:p text:style-name="Preformatted_20_Text">-<text:span text:style-name="T30">Explanatory summary of changes in the ca.cnf file</text:span> (for the CA).</text:p>
      <text:p text:style-name="Preformatted_20_Text"/>
      <text:p text:style-name="Preformatted_20_Text"><text:span text:style-name="T20">Small reminder</text:span> about files' names or files located in folders, which names contain one or more spaces, for instance :</text:p>
      <text:p text:style-name="P5">D:\My personal folder\alice.txt</text:p>
      <text:p text:style-name="Preformatted_20_Text">If you want to use that path to point to a specific file during a command,</text:p>
      <text:p text:style-name="Preformatted_20_Text">you <text:span text:style-name="T17">-</text:span><text:span text:style-name="T24">MUST- enclose the full path, filename included, in-between "double quotes" (usually done by Shift+ quote key, next to the Right Shift and Enter key on the standard qwerty keyboard layout)</text:span></text:p>
      <text:p text:style-name="Preformatted_20_Text"><text:span text:style-name="T24"/></text:p>
      <text:p text:style-name="Preformatted_20_Text">Example :</text:p>
      <text:p text:style-name="Preformatted_20_Text"><text:tab/><text:span text:style-name="T1">D:\My personal folder\alice.txt</text:span></text:p>
      <text:p text:style-name="Preformatted_20_Text">must become : </text:p>
      <text:p text:style-name="Preformatted_20_Text"><text:tab/><text:span text:style-name="T1">"D:\My personal folder\alice.txt"</text:span></text:p>
      <text:p text:style-name="Preformatted_20_Text"/>
      <text:p text:style-name="Preformatted_20_Text">Practical case : the command "<text:span text:style-name="T1">type</text:span>" shows the content of a file :</text:p>
      <text:p text:style-name="Preformatted_20_Text"><text:tab/><text:span text:style-name="T16">D:\&gt;</text:span><text:span text:style-name="T1">type D:\my test folder\test of text.txt</text:span></text:p>
      <text:p text:style-name="Preformatted_20_Text"><text:tab/><text:span text:style-name="T16">The system cannot find the file specified.</text:span></text:p>
      <text:p text:style-name="P3"><text:tab/>Error occurred while processing: D:\my.</text:p>
      <text:p text:style-name="Preformatted_20_Text"><text:tab/><text:span text:style-name="T16">The system cannot find the file specified.</text:span></text:p>
      <text:p text:style-name="P3"><text:tab/>Error occurred while processing: test.</text:p>
      <text:p text:style-name="P3"><text:tab/>The system cannot find the path specified.</text:p>
      <text:p text:style-name="Preformatted_20_Text"/>
      <text:p text:style-name="Preformatted_20_Text">But with double-quotes :</text:p>
      <text:p text:style-name="Preformatted_20_Text"><text:tab/><text:span text:style-name="T16">D:\&gt;</text:span><text:span text:style-name="T1">type "D:\my test folder\test of text.txt"</text:span></text:p>
      <text:p text:style-name="Preformatted_20_Text"><text:span text:style-name="T1"><text:tab/></text:span><text:span text:style-name="T16">Lorem ipsum dolor sit amet, consectetur adipiscing elit, sed do eiusmod tempor incididunt ut <text:tab/>labore et dolore magna aliqua.</text:span></text:p>
      <text:p text:style-name="P3"><text:tab/>-gabuzomeu</text:p>
      <text:p text:style-name="Preformatted_20_Text"/>
      <text:p text:style-name="Preformatted_20_Text">(<text:span text:style-name="T31">Why ?</text:span> An out-of-quote space is seen as a separator between the command arguments)</text:p>
      <text:p text:style-name="Preformatted_20_Text"><text:soft-page-break/><text:span text:style-name="T20">Verifying the Hash of a file :</text:span></text:p>
      <text:p text:style-name="P7">When you download a file, an error can happen on very rare occasions.</text:p>
      <text:p text:style-name="P7">In the case of an archive file (.zip, .rar, etc), this will usually cause an error when you open it, and in the case of an executable, it will mostly cause a visible error, but it can sometime go unnoticed and cause bigger problems later.</text:p>
      <text:p text:style-name="P7">This is why, and also to ensure you have not received a file modified by a malicious 3<text:span text:style-name="T37">rd</text:span> party, that most of the developpers that provide you with programs also supply the corresponding file Hash. A Hash is a series of values obtained by getting the file through an algorithm, which cannot give the same result if there is even the slightest difference between files (Think of it as a file's digital fingerprint).</text:p>
      <text:p text:style-name="P7">To compute a Hash on your side and compare it with the one supplied by a developper, there are dedicated hash tools, other tools that have included that function, like 7-Zip (an archiving tool), and built-in commands that are available on your system.</text:p>
      <text:p text:style-name="P7">With 7-Zip, you get a new entry in the context menu (right click) in the file browser, named "CRC SHA", which open a sub-menu containing the various methods available (most of the time, you will use "SHA256"). One click is enough to get the result.</text:p>
      <text:p text:style-name="P7">If you prefer to do it manually , you can use the <text:span text:style-name="T10">CertUtil</text:span> built-in command on Windows by opening a command prompt (<text:span text:style-name="T10">cmd</text:span>) :</text:p>
      <text:p text:style-name="P6"><text:span text:style-name="T3">&gt; certutil -hashfile </text:span><text:span text:style-name="T8">filename algorithm</text:span></text:p>
      <text:p text:style-name="P16"><text:span text:style-name="T30">where </text:span><text:span text:style-name="T34">filename</text:span><text:span text:style-name="T30"> is the name of a file in the current working directory, OR a path to access it (using double quotes around it if there is a space in it),</text:span></text:p>
      <text:p text:style-name="P16"><text:span text:style-name="T30">and where </text:span><text:span text:style-name="T34">algorithm</text:span><text:span text:style-name="T30"> is the name of the algorithm to use (ex : </text:span><text:span text:style-name="T13">MD5</text:span><text:span text:style-name="T30">, </text:span><text:span text:style-name="T13">SHA256</text:span><text:span text:style-name="T30"> )</text:span></text:p>
      <text:p text:style-name="P16"><text:span text:style-name="T30"/></text:p>
      <text:p text:style-name="Preformatted_20_Text"><text:span text:style-name="T23">Ex : </text:span><text:span text:style-name="T7">&gt; certutil -hashfile "D</text:span><text:span text:style-name="T1">:\my</text:span><text:span text:style-name="T7"> DL\freelan-2.2.0-amd64-install.exe" SHA256</text:span></text:p>
      <text:p text:style-name="P4"><text:tab/>SHA256 hash of file <text:span text:style-name="T22">D</text:span>:\my<text:span text:style-name="T22"> DL\freelan-2.2.0-amd64-install.exe</text:span> :</text:p>
      <text:p text:style-name="P4"><text:tab/>6e 39 a1 c3 b5 e6 4f e3 fe 0a f3 31 f7 e2 f4 cf 2e f7 71 9d 1a f2 59 79 ba 5b 70</text:p>
      <text:p text:style-name="P4"><text:s/><text:tab/>a4 0f 43 21 2b</text:p>
      <text:p text:style-name="P4"><text:tab/>CertUtil: -hashfile command completed successfully.</text:p>
      <text:p text:style-name="P7"/>
      <text:p text:style-name="P7">For instance, you'll find on the freelan github (in the following section) the file <text:span text:style-name="T1">freelan-2.2.0-amd64-install.exe.sha256 </text:span>containing the following line :</text:p>
      <text:p text:style-name="P7"><text:span text:style-name="T14"><text:tab/>6e39a1c3b5e64fe3fe0af331f7e2f4cf2ef7719d1af25979ba5b70a40f43212b <text:s/>freelan-2.2.0-amd64-install.exe</text:span><text:line-break/>You can confirm that the values are identical.</text:p>
      <text:p text:style-name="P7"/>
      <text:p text:style-name="P6">How-to for FreeLAN :</text:p>
      <text:p text:style-name="Preformatted_20_Text">-<text:span text:style-name="T17">Download FreeLAN</text:span> :</text:p>
      <text:p text:style-name="Preformatted_20_Text"><text:span text:style-name="T9">https://www.freelan.org/download.html#</text:span> <text:s text:c="3"/>(Currently, the Windows version links are from an older version and inaccessible on the website)</text:p>
      <text:p text:style-name="Preformatted_20_Text">Solution, the official github :</text:p>
      <text:p text:style-name="P1"><text:a xlink:type="simple" xlink:href="https://github.com/freelan-developers/freelan/releases">https://github.com/freelan-developers/freelan/releases</text:a><text:tab/><text:tab/><text:span text:style-name="T25">(for the full list)</text:span></text:p>
      <text:p text:style-name="P1"><text:a xlink:type="simple" xlink:href="https://github.com/freelan-developers/freelan/releases/download/2.2/freelan-2.2.0-amd64-install.exe">https://github.com/freelan-developers/freelan/releases/download/2.2/freelan-2.2.0-amd64-install.exe</text:a></text:p>
      <text:p text:style-name="Preformatted_20_Text"><text:span text:style-name="T25">(for the 64bits Windows version, which you'll probably need)</text:span></text:p>
      <text:p text:style-name="Preformatted_20_Text"><text:span text:style-name="T25"/></text:p>
      <text:p text:style-name="Preformatted_20_Text"><text:span text:style-name="T20">Optional :</text:span> The 2 following packages might be needed if you encounter errors when installing FreeLAN.</text:p>
      <text:p text:style-name="Preformatted_20_Text">-<text:span text:style-name="T17">Download and installation of 'Visual C++ Redistributable Packages for Visual Studio 2013'</text:span> :</text:p>
      <text:p text:style-name="Preformatted_20_Text">These libraries are provided by Microsoft and needed for the use of many programs, but are not necessarily installed by default.</text:p>
      <text:p text:style-name="Preformatted_20_Text"><text:a xlink:type="simple" xlink:href="https://www.microsoft.com/en-us/download/details.aspx?id=40784"><text:span text:style-name="T10">https://www.microsoft.com/en-us/download/details.aspx?id=40784</text:span></text:a><text:span text:style-name="T10"> </text:span></text:p>
      <text:p text:style-name="Preformatted_20_Text">In the above webpage, you may choose your language (which will refresh the content of the page), and click on the red "Download" button, to be shown a page listing the various versions available.</text:p>
      <text:p text:style-name="Preformatted_20_Text">Take the "x64" version if you are on a 64bits system,</text:p>
      <text:p text:style-name="Preformatted_20_Text">or the "x86" if you are on a 32bits system.</text:p>
      <text:p text:style-name="Preformatted_20_Text">(to know the system type, check in "Control panel", "system", or on Windows 10, with the "About" panel, which you can access by right-clicking "Computer", then "Properties".)</text:p>
      <text:p text:style-name="Preformatted_20_Text">Once you got the correct version, install it.</text:p>
      <text:p text:style-name="P10"><text:soft-page-break/>-Download and installation of 'visual C redist 2015 rc3' for Windows 10 :</text:p>
      <text:p text:style-name="Preformatted_20_Text"><text:a xlink:type="simple" xlink:href="https://www.microsoft.com/en-us/download/details.aspx?id=52685"><text:span text:style-name="T10">https://www.microsoft.com/en-us/download/details.aspx?id=52685</text:span></text:a></text:p>
      <text:p text:style-name="Preformatted_20_Text">Only in the cases of missing MSVCP140.dll and/or VCRUNTIME140.dll when trying to install FreeLAN.</text:p>
      <text:p text:style-name="Preformatted_20_Text">This specific version of it should allow you to install FreeLAN, so you can reinstall whatever version you want after it.</text:p>
      <text:p text:style-name="Preformatted_20_Text"/>
      <text:p text:style-name="Preformatted_20_Text">-<text:span text:style-name="T17">Install FreeLAN</text:span> :</text:p>
      <text:p text:style-name="Preformatted_20_Text">Run the installer that you downloaded earlier,</text:p>
      <text:p text:style-name="Preformatted_20_Text">(use the normal path : <text:span text:style-name="T1">C:\Program Files\FreeLAN</text:span> </text:p>
      <text:p text:style-name="Preformatted_20_Text">Keep the standard settings too)</text:p>
      <text:p text:style-name="Preformatted_20_Text"><text:s/></text:p>
      <text:p text:style-name="Preformatted_20_Text">Then modify the command line used to run the service, to "protect the path" :</text:p>
      <text:p text:style-name="Preformatted_20_Text">Start Menu, run <text:span text:style-name="T10">regedit</text:span>, then, in the registry editor, navigate the tree to</text:p>
      <text:p text:style-name="Standard"><text:span text:style-name="T10">HKLM\SYSTEM\CurrentControlSet\services\FreeLAN service</text:span> ,</text:p>
      <text:p text:style-name="Preformatted_20_Text">Change the value of <text:span text:style-name="T10">ImagePath</text:span> from :</text:p>
      <text:p text:style-name="Preformatted_20_Text"><text:tab/><text:span text:style-name="T1">C:\Program Files\FreeLAN\bin\freelan.exe</text:span></text:p>
      <text:p text:style-name="Preformatted_20_Text">to</text:p>
      <text:p text:style-name="Preformatted_20_Text"><text:tab/><text:span text:style-name="T1">"C:\Program Files\FreeLAN\bin\freelan.exe"</text:span></text:p>
      <text:p text:style-name="Preformatted_20_Text"/>
      <text:p text:style-name="Preformatted_20_Text">(it's a small thing forgotten by developpers, easily corrected, but which could lead to a much bigger security issue, as with the small reminder earlier, this could allow a malicious entity to insert a «<text:span text:style-name="T10">program</text:span>» file in <text:span text:style-name="T1">C:\</text:span>, which would be run instead of the full command line)</text:p>
      <text:p text:style-name="Preformatted_20_Text"/>
      <text:p text:style-name="Preformatted_20_Text"/>
      <text:p text:style-name="Preformatted_20_Text">-<text:span text:style-name="T29">Download openSSL for Windows</text:span> :</text:p>
      <text:p text:style-name="Preformatted_20_Text">On the webpage <text:span text:style-name="T9">https://slproweb.com/products/Win32OpenSSL.html</text:span></text:p>
      <text:p text:style-name="Preformatted_20_Text"><text:span text:style-name="T9">Win64OpenSSL_Light-3_0_5.exe</text:span> (or .msi) or <text:span text:style-name="T9">Win64OpenSSL-3_0_5.exe</text:span> (or .msi)</text:p>
      <text:p text:style-name="Preformatted_20_Text">(light version = ~5MB ; full version = ~140MB, bigger, but contains all the available libraries if needed, you might as well download the 140MB one).</text:p>
      <text:p text:style-name="Preformatted_20_Text">(Note : use the Win64 version only if your system type is 64bits)</text:p>
      <text:p text:style-name="Preformatted_20_Text"/>
      <text:p text:style-name="Preformatted_20_Text"/>
      <text:p text:style-name="Preformatted_20_Text">-<text:span text:style-name="T17">Install OpenSSL </text:span><text:span text:style-name="T24">:</text:span></text:p>
      <text:p text:style-name="P13">As done previously, run the installer.</text:p>
      <text:p text:style-name="Preformatted_20_Text"/>
      <text:p text:style-name="Preformatted_20_Text"/>
      <text:p text:style-name="Preformatted_20_Text">-<text:span text:style-name="T17">Download the preset archive for the Certificate Authority</text:span> :</text:p>
      <text:p text:style-name="P1">https://www.freelan.org/static/files/certificate_authority.zip</text:p>
      <text:p text:style-name="Preformatted_20_Text">(If you need an unzip tool, search for «7-Zip» on the web)</text:p>
      <text:p text:style-name="Preformatted_20_Text">Copy the "<text:span text:style-name="T1">certificate_authority</text:span>" folder located inside the archive to somewhere else</text:p>
      <text:p text:style-name="Preformatted_20_Text">(Preferably not on <text:span text:style-name="T1">C:\</text:span> ; <text:s/>here as example on <text:span text:style-name="T1">D:\</text:span> )</text:p>
      <text:p text:style-name="Preformatted_20_Text"/>
      <text:p text:style-name="Preformatted_20_Text">Using <text:span text:style-name="T1">start.bat</text:span> in OpenSSL's folder (<text:span text:style-name="T1">C:\Program Files\OpenSSL-Win64</text:span>), will temporarily add its folder to Windows Environment variable PATH. Just in case, I will be using the full paths hereunder, but if you move to the relevant folder with the commands <text:span text:style-name="T1">D:</text:span> , <text:span text:style-name="T1">cd certificate_authority</text:span>, etc, the original command line should work.</text:p>
      <text:p text:style-name="Preformatted_20_Text">If you want to know more about ms-dos commands :</text:p>
      <text:p text:style-name="Preformatted_20_Text"><text:a xlink:type="simple" xlink:href="https://www.online-tech-tips.com/computer-tips/how-to-use-dos-command-prompt/"><text:span text:style-name="T10">https://www.online-tech-tips.com/computer-tips/how-to-use-dos-command-prompt/</text:span></text:a></text:p>
      <text:p text:style-name="Preformatted_20_Text"/>
      <text:p text:style-name="Preformatted_20_Text">You should have a command prompt showing OpenSSL's version, which should be v3.0.5 ; if it isn't, it means that another version is already included in the PATH —for instance, after installing OpenVPN or any other program that include and use OpenSSL for its certificates— .</text:p>
      <text:p text:style-name="Preformatted_20_Text"><text:s/></text:p>
      <text:p text:style-name="Preformatted_20_Text">(<text:span text:style-name="T31">PATH ? What is that ?</text:span><text:span text:style-name="T22"> It's a list of paths where the system will try to find the command or program requested by user, when you want it to be accessible whatever the current working directory is.)</text:span></text:p>
      <text:p text:style-name="Preformatted_20_Text"><text:soft-page-break/>In that case, you have to edit the PATH, from</text:p>
      <text:p text:style-name="Preformatted_20_Text"><text:span text:style-name="T10">Control Panel (Windows 10 : Settings)/</text:span></text:p>
      <text:p text:style-name="P2"><text:tab/><text:tab/>System/</text:p>
      <text:p text:style-name="P2"><text:tab/><text:tab/><text:tab/>Advanced System Settings,</text:p>
      <text:p text:style-name="P2"><text:tab/><text:tab/><text:tab/><text:tab/>Advanced Tab,</text:p>
      <text:p text:style-name="Preformatted_20_Text"><text:span text:style-name="T10"><text:tab/><text:tab/><text:tab/><text:tab/><text:tab/>"Environment Variables" button</text:span>,</text:p>
      <text:p text:style-name="P2"><text:tab/><text:tab/><text:tab/><text:tab/><text:tab/><text:tab/>"User Variables" part,</text:p>
      <text:p text:style-name="Preformatted_20_Text"><text:tab/>click on the line named <text:span text:style-name="T40">PATH</text:span>, then click the "modify" button,</text:p>
      <text:p text:style-name="Preformatted_20_Text">and verify that none of the paths shown has an openssl.exe in that folder.</text:p>
      <text:p text:style-name="Preformatted_20_Text">Common example : "C:\Program Files (x86)\OpenVPN\bin" which contains the OpenSSL that came bundled with OpenVPN (Probably not the last version).</text:p>
      <text:p text:style-name="Preformatted_20_Text">In this case, either remove that path from the full PATH variable without changing anything else,</text:p>
      <text:p text:style-name="P6">OR<text:span text:style-name="T30"> insert the path </text:span><text:span text:style-name="T3"><text:s/>C:\Program Files\OpenSSL-Win64\bin; </text:span><text:span text:style-name="T27"><text:s text:c="2"/>at the start of </text:span><text:span text:style-name="T13">PATH</text:span><text:span text:style-name="T27"> line.</text:span></text:p>
      <text:p text:style-name="Preformatted_20_Text"><text:span text:style-name="T25">(every path </text:span><text:span text:style-name="T26">MUST</text:span><text:span text:style-name="T25"> be separated by a semicolon, the 1</text:span><text:span text:style-name="T38">st</text:span><text:span text:style-name="T25"> match found is used)</text:span></text:p>
      <text:p text:style-name="Preformatted_20_Text"><text:span text:style-name="T25">Note that in the same panel, the "System Variables" may also contain a </text:span><text:span text:style-name="T10">PATH</text:span> variable for the system, which you might verify too if the problem persists.</text:p>
      <text:p text:style-name="Preformatted_20_Text"><text:span text:style-name="T19">In all cases</text:span>, you'll need to <text:span text:style-name="T17">CLOSE</text:span><text:span text:style-name="T24"> the OpenSSL command prompt and run </text:span><text:span text:style-name="T40">start.bat</text:span><text:span text:style-name="T24"> again for it to use the new PATH after modification.</text:span></text:p>
      <text:p text:style-name="Preformatted_20_Text"/>
      <text:p text:style-name="Preformatted_20_Text">------------ If everything is okay with OpenSSL's version ------------</text:p>
      <text:p text:style-name="Preformatted_20_Text"/>
      <text:p text:style-name="P6">Private Key, Certificate Signature Request (csr), and Certificate (crt) :</text:p>
      <text:p text:style-name="Preformatted_20_Text">To ensure the connection's security, FreeLAN uses a "private key/public key" approach, approved by a trusted 3<text:span text:style-name="T37">rd</text:span> party.</text:p>
      <text:p text:style-name="Preformatted_20_Text">The basic principle is : a private key is generated, from which a public key is computed, which is in turn certified by a <text:span text:style-name="T17">C</text:span>ertification <text:span text:style-name="T17">A</text:span>uthority (CA) which, by using its private key, « Sign » your request, to obtain and give you your certificate (Certified by THIS CA).</text:p>
      <text:p text:style-name="Preformatted_20_Text">The certificate obtained can be verified with the CA's certificate, to prove the CA DID sign it using its own private key, and ONLY THIS CA certificate can.</text:p>
      <text:p text:style-name="Preformatted_20_Text">The same way, the received, signed, certificate allows to encrypt any data, but only the person WITH the private key (You) can decrypt the content.</text:p>
      <text:p text:style-name="Preformatted_20_Text">Many things are using this technology, to ensure the security of messages or transactions, from a simple website being legally required to secure its users' personal data, to the servers of the biggest international companies ; However, we must not be satisfied by the default settings.</text:p>
      <text:p text:style-name="Preformatted_20_Text"/>
      <text:p text:style-name="Preformatted_20_Text">This principle of encryption/decryption with public/private key pair isn't new, and the algorithms have evolved a lot, some are considered to be broken and obsolete for years already (for instance, the SHA1)</text:p>
      <text:p text:style-name="Preformatted_20_Text">Concerning the certification authorities, many exist, which will ask for expensive fees to obtain a signed certificate from them (usually around $200 per certificate), because the inquiry about the person, verify the position held in which company, the location of residence, etc, definitely has a cost. What they sell you, more than ones and zeroes, is TRUST. Trust being their stock in trade, they must protect it by being exemplary in their efforts, which raise the costs.</text:p>
      <text:p text:style-name="Preformatted_20_Text"/>
      <text:p text:style-name="Preformatted_20_Text">If you're in your own company, with certificates for internal use, or an individual who just want to secure a VPN like FreeLAN, to share without risks the family's holiday photos with Granny and verify that she doesn't forget anything when doing her accounting, THEN you don't need to pay for such professional CA services, you just need to know WHO you trust.</text:p>
      <text:p text:style-name="Preformatted_20_Text"/>
      <text:p text:style-name="Preformatted_20_Text">That trusted person can fulfill the role of CA, by generating their own CA's private key and CA certificate which will be used to sign other persons requests and validate their certificates on the VPN.</text:p>
      <text:p text:style-name="Preformatted_20_Text">Do note that a specific private key from someone will generate the SAME <text:span text:style-name="T17">C</text:span>ertificate <text:span text:style-name="T17">S</text:span>ignature <text:span text:style-name="T17">R</text:span><text:span text:style-name="T24">equest (CSR) every time (given the same settings), which means you don't have to do it over and over again, but the same CSR can be sent for signature to as many different CAs you wish, each of them signing (or not) your CSR and giving you a different certificate authenticable ONLY by the certificate of the CA that signed it.</text:span></text:p>
      <text:p text:style-name="Preformatted_20_Text"><text:soft-page-break/>So, you could have an « Albert » private key, and the corresponding CSR, and have it validated by « Smith Family », « Mike's Meat Market », « Neighborhood Bookreading Club », « Seamus authentic Irish Pub », and obtain 4 different, independent certificates, all of them allowing communication with you, « Albert ».</text:p>
      <text:p text:style-name="Preformatted_20_Text">In FreeLAN, you'll have to choose ONE private key, and ONE corresponding certificate signed by a CA, whose CA certificate you'll indicate.</text:p>
      <text:p text:style-name="Preformatted_20_Text">You can however recognize multiple CAs, but you can only present yourself ONE WAY per FreeLAN configuration.</text:p>
      <text:p text:style-name="Preformatted_20_Text"/>
      <text:p text:style-name="Preformatted_20_Text">This means you will for instance always be « Albert » from « Smith Family », but your friends from « Neighborhood Bookreading Club » could be recognized if you also add that CA certificate in FreeLAN configuration.</text:p>
      <text:p text:style-name="Preformatted_20_Text"/>
      <text:p text:style-name="Preformatted_20_Text">They would also need to add the CA certificate of « Smith Family » in their configurations to recognize you under that authority.</text:p>
      <text:p text:style-name="Preformatted_20_Text"/>
      <text:p text:style-name="Preformatted_20_Text">This means those Certificates (CA certs AND users certs coming from signed CSRs) MUST be considered public, shared, AND <text:span text:style-name="T19">shareable </text:span>:</text:p>
      <text:p text:style-name="Preformatted_20_Text">Do NOT put any informations in it that you wouldn't share publicly.</text:p>
      <text:p text:style-name="Preformatted_20_Text">Who knows where it may end up : Maybe a member of the bookreading club would like you to connect with his cousin from a « Car Tuning » group, of which one member has very stubbornly unyielding opinions about hybrid vehicles which could cause you some troubles when, rummaging around in the certificates folder, they see « Smith Family, 3 children, 8 rooms house, back garden, 2 hybrid Toyotas – Help us save the planet ! »</text:p>
      <text:p text:style-name="Preformatted_20_Text"/>
      <text:p text:style-name="Preformatted_20_Text">Therefore, you will be able to control which « groups » you recognize, but you will also be able to choose which IP addresses to connect to.</text:p>
      <text:p text:style-name="Preformatted_20_Text">On Windows, FreeLAN is at the same time offering less settings, but is also less permissive and thus more secure by default than on Linux, due to some currently unavailable options, (for instance, adding new contacts automatically just from a valid certificate in regard to the CAs you allowed in the configuration) ; Nevertheless the configuration files are identical, so you might as well not forget any settings and have it secured as much as possible.</text:p>
      <text:p text:style-name="Preformatted_20_Text"/>
      <text:p text:style-name="Preformatted_20_Text">FreeLAN allows you to specify the IP addresses to which you want to connect, either in DNS form (i.e. : something.com) or IP form (i.e. : 212.118.218.42), and on Windows, the person you try to connect with will have to do the same toward you ; you can also block specific addresses or address ranges, from the internet or from the inside of the VPN.</text:p>
      <text:p text:style-name="Preformatted_20_Text"/>
      <text:p text:style-name="Preformatted_20_Text">So, you will always need your private key, the corresponding CSR, and the certificate(s) obtained from the CSR from one or more CA(s), but, <text:span text:style-name="T19">if you are also the trusted person acting as CA</text:span>, you will also need a CA private key and manage the signing process of other members' certificates.</text:p>
      <text:p text:style-name="Preformatted_20_Text"/>
      <text:p text:style-name="Preformatted_20_Text">The type of certification useable by FreeLAN include the « x509 », which allows, DEPENDING on the settings you use, to grant (or not), to the certificates you sign, the right to sign other certificates, in a tree structure.</text:p>
      <text:p text:style-name="Preformatted_20_Text">If Granny has read it all, she knows she could sign by herself Grampa's certificate, which would lose it's validity if Granny's certificate were to ever lost its own validity.</text:p>
      <text:p text:style-name="Preformatted_20_Text"/>
      <text:p text:style-name="Preformatted_20_Text">This would of course require Granny to distribute her certificate to anyone wanting to add her as a CA, so that Grampa's connections can be validated.</text:p>
      <text:p text:style-name="Preformatted_20_Text">Granny could also choose (when signing Grampa's certificate) to NOT allow Grampa to be able to sign other certificates, because he's quite old and he's sometime not quite right upstairs, and she wouldn't want him to do random things.</text:p>
      <text:p text:style-name="Preformatted_20_Text">All of these different layers (CA, Certificates, allowed/disallowed Addresses) allow you to secure to the top before even the operating system gets involved (for instance, Microsoft « file and printer sharing » which uses the computer's list of users, or the « HomeGroup » sharing), preventing hackers to freely enter your network.</text:p>
      <text:p text:style-name="Preformatted_20_Text"><text:soft-page-break/>Hereunder, you'll find the different possible steps, some of them may not concern you, depending on if you're in a Albert, a Granny, or a Grampa scenario.</text:p>
      <text:p text:style-name="Preformatted_20_Text"/>
      <text:p text:style-name="Preformatted_20_Text">You will also find some explanations about the file "ca.cnf" along the way, some modifications being CRITICAL for the security (such as using a more up-to-date algorithm than SHA1, since it's been obsolete for a while and can be broken in a few hours/days with modern computers), and a short digest at the end. </text:p>
      <text:p text:style-name="Preformatted_20_Text"/>
      <text:p text:style-name="Preformatted_20_Text">--------------------------------------------------------------------------------</text:p>
      <text:p text:style-name="P11"><text:span text:style-name="T17">-</text:span><text:span text:style-name="T20">Creating a Certificate Authority</text:span> (CA), </text:p>
      <text:p text:style-name="P11">(IF you're assuming that rôle, simple users of the network don't need to) :</text:p>
      <text:p text:style-name="P11"/>
      <text:p text:style-name="P11">(If you are about to act as a CA for the 1<text:span text:style-name="T37">st</text:span> time, I recommend reading the whole section BEFORE starting to use commands, you'll save some time)</text:p>
      <text:p text:style-name="P11"/>
      <text:p text:style-name="P11">To do this, one command allows for the creation of the private key AND the CA certificate at the same time.</text:p>
      <text:p text:style-name="P11"/>
      <text:p text:style-name="P11">On the command prompt you got with OpenSSL's start.bat :</text:p>
      <text:p text:style-name="P11"/>
      <text:p text:style-name="Preformatted_20_Text">&gt; <text:span text:style-name="T1">openssl req -new -x509 -extensions v3_ca -keyout D:\certificate_authority\key\ca.key -out D:\certificate_authority\crt\ca.crt -config D:\certificate_authority\ca.cnf</text:span></text:p>
      <text:p text:style-name="Preformatted_20_Text">(<text:span text:style-name="T20">DO NOTE</text:span> that the "ca.cnf" config file can be modified, as is the case further in this tutorial, for more flexibility when creating new certificates.)</text:p>
      <text:p text:style-name="Preformatted_20_Text"/>
      <text:p text:style-name="Preformatted_20_Text">[Many lines will scroll through, there might be a report of a missing randfile on the system, which doesn't affect it, many lines of "++++++.....++....++.", and you'll then have the following prompt : ]</text:p>
      <text:p text:style-name="Preformatted_20_Text"/>
      <text:p text:style-name="Preformatted_20_Text"><text:tab/><text:span text:style-name="T16">Enter PEM pass phrase:</text:span></text:p>
      <text:p text:style-name="Preformatted_20_Text"/>
      <text:p text:style-name="Preformatted_20_Text">(here, you should really write down somewhere the EXACT sentence you type in, and give it to no one, as it's the access code to using that CA private key. </text:p>
      <text:p text:style-name="Preformatted_20_Text">Do note that no characters will show, so type it with the utmost care)</text:p>
      <text:p text:style-name="Preformatted_20_Text"/>
      <text:p text:style-name="Preformatted_20_Text"><text:tab/><text:span text:style-name="T16">Verifying - Enter PEM pass phrase:</text:span></text:p>
      <text:p text:style-name="Preformatted_20_Text"/>
      <text:p text:style-name="Preformatted_20_Text">(You type it again, to check for typo)</text:p>
      <text:p text:style-name="Preformatted_20_Text"/>
      <text:p text:style-name="Preformatted_20_Text"><text:tab/><text:span text:style-name="T16">You are about to be asked to enter information that will be incorporated</text:span></text:p>
      <text:p text:style-name="P3"><text:tab/>into your certificate request.</text:p>
      <text:p text:style-name="P3"><text:tab/>What you are about to enter is what is called a Distinguished Name or a DN.</text:p>
      <text:p text:style-name="P3"><text:tab/>There are quite a few fields but you can leave some blank</text:p>
      <text:p text:style-name="P3"><text:tab/>For some fields there will be a default value,</text:p>
      <text:p text:style-name="P3"><text:tab/>If you enter '.', the field will be left blank.</text:p>
      <text:p text:style-name="Preformatted_20_Text">-----</text:p>
      <text:p text:style-name="P3"><text:tab/>Country Name (2 letter code) [AU]:</text:p>
      <text:p text:style-name="P3"><text:tab/>State or Province Name (full name) [Some-State]:</text:p>
      <text:p text:style-name="P3"><text:tab/>Locality Name (eg, city) []:</text:p>
      <text:p text:style-name="P3"><text:tab/>Organization Name (eg, company) [Internet Widgits Pty Ltd]:</text:p>
      <text:p text:style-name="P3"><text:tab/>Organizational Unit Name (eg, section) []:</text:p>
      <text:p text:style-name="P3"><text:tab/>Common Name (eg, YOUR name) []:</text:p>
      <text:p text:style-name="P3"><text:tab/>Email Address []:</text:p>
      <text:p text:style-name="Preformatted_20_Text"/>
      <text:p text:style-name="Preformatted_20_Text"/>
      <text:p text:style-name="Preformatted_20_Text">(Hereunder, an error that can happen when not using a rand file, but the results are indeed in the folder <text:span text:style-name="T1">D:\certificate_authority</text:span> )</text:p>
      <text:p text:style-name="Preformatted_20_Text"/>
      <text:p text:style-name="Preformatted_20_Text"><text:tab/><text:span text:style-name="T16">Cannot write random bytes:</text:span></text:p>
      <text:p text:style-name="P3"><text:tab/>7C360000:error:12000079:random number generator:RAND_write_file:Cannot open file</text:p>
      <text:p text:style-name="P3"><text:tab/>:crypto\rand\randfile.c:240:Filename=./.rnd</text:p>
      <text:p text:style-name="Preformatted_20_Text"><text:soft-page-break/>We just obtained <text:span text:style-name="T1">key\ca.key</text:span> and <text:span text:style-name="T1">crt\ca.crt</text:span> in the folder <text:span text:style-name="T1">D:\certificate_authority</text:span></text:p>
      <text:p text:style-name="Preformatted_20_Text">which are the key and the CA certificate.</text:p>
      <text:p text:style-name="Preformatted_20_Text"/>
      <text:p text:style-name="Preformatted_20_Text"><text:span text:style-name="T20">The key MUST ABSOLUTELY stay PRIVATE</text:span>, but the CA certificate (.crt) will have to be given with the signed certificates of every member.</text:p>
      <text:p text:style-name="Preformatted_20_Text"/>
      <text:p text:style-name="Preformatted_20_Text">Do note : The default validity duration of a certificate is 30 days, including CA certificates, which by definition limit the max validity of certificates signed by this CA, unless you indicate another value with the <text:span text:style-name="T1">-days</text:span> argument when creating it.</text:p>
      <text:p text:style-name="Preformatted_20_Text">For instance, with short paths (if already in the folder) and ~10 years :</text:p>
      <text:p text:style-name="Preformatted_20_Text">&gt; <text:span text:style-name="T5">openssl req -new -x509 -days 3650 -extensions v3_ca -keyout key\ca.key -out crt\ca.crt -config ca.cnf</text:span></text:p>
      <text:p text:style-name="Preformatted_20_Text"/>
      <text:p text:style-name="Preformatted_20_Text">You could also reuse an existing private key and create a new CA certificate, but you'll have to replace the ca.crt file on all computers by the new one, and possibly re-sign the .csr provided by users (depending on remaining duration)</text:p>
      <text:p text:style-name="Preformatted_20_Text"/>
      <text:p text:style-name="Preformatted_20_Text">&gt; <text:span text:style-name="T1">openssl req -x509 -days 3650 -extensions v3_ca -config ca.cnf -key key\ca.key -out crt\ca_2.crt</text:span></text:p>
      <text:p text:style-name="Preformatted_20_Text"/>
      <text:p text:style-name="Preformatted_20_Text">Do note : with the line above, you create a new CA named <text:span text:style-name="T1">ca_2.crt </text:span>to replace the old one, and you'll need to reset the files "<text:span text:style-name="T1">index.txt</text:span>" and "<text:span text:style-name="T1">serial</text:span>"(by creating a new text document named <text:span text:style-name="T1">index.txt</text:span>, and putting the value <text:span text:style-name="T25">"01" in "</text:span><text:span text:style-name="T1">serial</text:span><text:span text:style-name="T25">") and removing the old content from the "</text:span><text:span text:style-name="T1">crt</text:span><text:span text:style-name="T25">" folder, or you can also do a new fresh "</text:span><text:span text:style-name="T1">certificate_authority</text:span><text:span text:style-name="T25">" folder, but don't forget to save the customised "</text:span><text:span text:style-name="T1">ca.cnf</text:span><text:span text:style-name="T25">" that you may have to edit :</text:span></text:p>
      <text:p text:style-name="Preformatted_20_Text"><text:s/></text:p>
      <text:p text:style-name="P8"><text:tab/>[ CA_freelan ]</text:p>
      <text:p text:style-name="P8"><text:tab/>dir = . <text:s/># Where everything is kept</text:p>
      <text:p text:style-name="P8"><text:tab/>certs = $dir/crt <text:s/># Where the issued certs are kept</text:p>
      <text:p text:style-name="P8"><text:tab/>crl_dir = $dir/crl <text:s/># Where the issued crl are kept</text:p>
      <text:p text:style-name="P8"><text:tab/><text:span text:style-name="T10">database = $dir/index.txt # database index file.</text:span></text:p>
      <text:p text:style-name="P8"><text:tab/>#unique_subject = no <text:s text:c="2"/># Set to 'no' to allow creation of several ctificates with same subject.</text:p>
      <text:p text:style-name="P8"><text:tab/>new_certs_dir = $dir/crt <text:s/># default place for new certs.</text:p>
      <text:p text:style-name="P8"/>
      <text:p text:style-name="P8"><text:tab/><text:span text:style-name="T10">certificate = $dir/crt/ca.crt <text:s/># The CA certificate</text:span></text:p>
      <text:p text:style-name="P8"><text:tab/><text:span text:style-name="T10">serial = $dir/serial <text:s text:c="2"/># The current serial number</text:span></text:p>
      <text:p text:style-name="P8"><text:tab/>crlnumber = $dir/crlnumber # the current crl number. Must be commented out to leave a V1 CRL.</text:p>
      <text:p text:style-name="P8"><text:tab/>crl = $dir/crl/ca.crl <text:s text:c="2"/># The current CRL</text:p>
      <text:p text:style-name="P8"><text:tab/><text:span text:style-name="T10">private_key = $dir/key/ca.key# The private key</text:span></text:p>
      <text:p text:style-name="Preformatted_20_Text"/>
      <text:p text:style-name="Preformatted_20_Text">Above, you can see the important files and folders for the operation of OpenSSL, and in "<text:span text:style-name="T10">Univers 55</text:span>" font, those that must match to your new CA.</text:p>
      <text:p text:style-name="Preformatted_20_Text">This allows you to have multiple versions of <text:span text:style-name="T10">ca.cnf</text:span>, each pointing toward various folders/keys/certificates depending on your needs.</text:p>
      <text:p text:style-name="Preformatted_20_Text">For instance, to have a version for home, another for extended family, one for work, one for friends...</text:p>
      <text:p text:style-name="Preformatted_20_Text"/>
      <text:p text:style-name="Preformatted_20_Text">In those cases, simply have "<text:span text:style-name="T10">home</text:span>", "<text:span text:style-name="T10">family</text:span>", "<text:span text:style-name="T10">work</text:span>" and "<text:span text:style-name="T10">friends</text:span>" folders, each having its own "<text:span text:style-name="T10">crt</text:span>", "<text:span text:style-name="T10">key</text:span>", "<text:span text:style-name="T10">user</text:span>XXX" sub-folders and "<text:span text:style-name="T10">index.txt</text:span>", "<text:span text:style-name="T10">serial</text:span>", "<text:span text:style-name="T10">ca.cnf</text:span>" files etc.</text:p>
      <text:p text:style-name="Preformatted_20_Text"/>
      <text:p text:style-name="Preformatted_20_Text"><text:soft-page-break/>-------------------------------------------------------------------------</text:p>
      <text:p text:style-name="Preformatted_20_Text">-<text:span text:style-name="T20">Creating a private key for yourself as a user (personally, by yourself)</text:span>:</text:p>
      <text:p text:style-name="Preformatted_20_Text">-------------------------------------------------------------------------</text:p>
      <text:p text:style-name="Preformatted_20_Text"/>
      <text:p text:style-name="Preformatted_20_Text">On OpenSSL's command prompt we opened earlier, (here we use "alice" as a name, as a substitute for your name/initials/nickname) :</text:p>
      <text:p text:style-name="Preformatted_20_Text"/>
      <text:p text:style-name="Preformatted_20_Text">&gt; <text:span text:style-name="T6">openssl genrsa -out alice.key 4096</text:span></text:p>
      <text:p text:style-name="Preformatted_20_Text"/>
      <text:p text:style-name="Preformatted_20_Text">(You could protect this key against misuse (for the reading part) with a passphrase, which is a bit more secure, but a lot less practical in an automated network, by adding the "-des3" option, which you probably won't need.)</text:p>
      <text:p text:style-name="Preformatted_20_Text">&gt; <text:span text:style-name="T1">openssl genrsa -des3 -out alice.key 4096</text:span></text:p>
      <text:p text:style-name="Preformatted_20_Text"/>
      <text:p text:style-name="Preformatted_20_Text">Since OpenSSL is installed in the "program files" folder, you may be prevented from creating/modifying files manually, and get a "Permission denied" error :</text:p>
      <text:p text:style-name="Preformatted_20_Text"><text:tab/><text:span text:style-name="T16">C:\Program Files\OpenSSL-Win64&gt;</text:span><text:span text:style-name="T1">openssl genrsa -out alice.key 4096</text:span></text:p>
      <text:p text:style-name="Preformatted_20_Text"><text:tab/><text:span text:style-name="T16">genrsa: Can't open "alice.key" for writing, Permission denied</text:span></text:p>
      <text:p text:style-name="Preformatted_20_Text"/>
      <text:p text:style-name="Preformatted_20_Text">You will again have to use a full path to a folder elsewhere ,</text:p>
      <text:p text:style-name="P14">OR<text:span text:style-name="T28"> change directory before using the commands</text:span></text:p>
      <text:p text:style-name="P14"><text:span text:style-name="T28">(that is, change the Current Working Directory, and take great care with the relative paths of folders and files you will be using),</text:span></text:p>
      <text:p text:style-name="P14">OR<text:span text:style-name="T28"> Grant yourself the rights in OpenSSL's folder as shown in the « Customizing FreeLAN's Configuration » section ;</text:span></text:p>
      <text:p text:style-name="P14"><text:span text:style-name="T28"/></text:p>
      <text:p text:style-name="P14"><text:span text:style-name="T28">To sort and secure files easily, and avoid mixing CA and users, we'll create 3 sub-folders in </text:span><text:span text:style-name="T2">D:\certificate_authority</text:span><text:span text:style-name="T28"> :</text:span></text:p>
      <text:p text:style-name="Preformatted_20_Text">"usercrt" (to store the signed user certificates)</text:p>
      <text:p text:style-name="Preformatted_20_Text">"usercsr" (to store the Certificate Signature Requests)</text:p>
      <text:p text:style-name="Preformatted_20_Text">"userkey" (for -YOUR- private key(s) )</text:p>
      <text:p text:style-name="Preformatted_20_Text">(manually, in the folder, right-click, new folder, and rename them)</text:p>
      <text:p text:style-name="Preformatted_20_Text"/>
      <text:p text:style-name="Preformatted_20_Text">This gives us, to create a private key :</text:p>
      <text:p text:style-name="Preformatted_20_Text">&gt; <text:span text:style-name="T1">openssl genrsa -out D:\certificate_authority\userkey\alice.key 4096</text:span></text:p>
      <text:p text:style-name="Preformatted_20_Text">or (with passphrase) :</text:p>
      <text:p text:style-name="Preformatted_20_Text">&gt; <text:span text:style-name="T1">openssl genrsa -des3 -out D:\certificate_authority\userkey\alice.key 4096</text:span></text:p>
      <text:p text:style-name="Preformatted_20_Text"/>
      <text:p text:style-name="Preformatted_20_Text"><text:tab/><text:span text:style-name="T19">or</text:span> (if you're already in the D:\certificate_authority\ folder)</text:p>
      <text:p text:style-name="Preformatted_20_Text"/>
      <text:p text:style-name="P9">&gt; <text:span text:style-name="T5">openssl genrsa -out userkey\alice.key 4096</text:span></text:p>
      <text:p text:style-name="Preformatted_20_Text">or (with passphrase)</text:p>
      <text:p text:style-name="Preformatted_20_Text">&gt; <text:span text:style-name="T1">openssl genrsa -des3 -out userkey\alice.key 4096</text:span></text:p>
      <text:p text:style-name="Preformatted_20_Text"/>
      <text:p text:style-name="Preformatted_20_Text">________________________-=* IMPORTANT *=-________________________</text:p>
      <text:p text:style-name="Preformatted_20_Text">|<text:tab/><text:tab/><text:tab/><text:tab/><text:tab/><text:tab/><text:tab/><text:tab/><text:tab/><text:tab/><text:tab/>|</text:p>
      <text:p text:style-name="Preformatted_20_Text">|<text:tab/>THAT KEY IS PERSONAL AND PRIVATE, NOBODY ELSE CAN HAVE <text:tab/>|</text:p>
      <text:p text:style-name="Preformatted_20_Text">|<text:tab/>IT, THERE IS NO REASON TO ASK YOU FOR IT, NOT EVEN THE<text:tab/>|</text:p>
      <text:p text:style-name="Preformatted_20_Text">|<text:tab/>OTHER PERSONS WHO USE FREELAN WITH YOU OR THE CA.<text:tab/><text:tab/>|</text:p>
      <text:p text:style-name="Preformatted_20_Text">|<text:tab/><text:tab/><text:tab/><text:tab/><text:tab/><text:tab/><text:tab/><text:tab/><text:tab/><text:tab/><text:tab/>|</text:p>
      <text:p text:style-name="Preformatted_20_Text">|<text:tab/>Store it in a secure location, possibly encrypted,<text:tab/><text:tab/>|</text:p>
      <text:p text:style-name="Preformatted_20_Text">|<text:tab/>or on an unconnected removable media for as long as<text:tab/><text:tab/>|</text:p>
      <text:p text:style-name="Preformatted_20_Text">|<text:tab/>you don't need it.<text:tab/><text:tab/><text:tab/><text:tab/><text:tab/><text:tab/><text:tab/>|</text:p>
      <text:p text:style-name="Preformatted_20_Text">|________________________________________________________________|</text:p>
      <text:p text:style-name="Preformatted_20_Text">-----------------------------------------</text:p>
      <text:p text:style-name="Preformatted_20_Text">-<text:span text:style-name="T20">Creating a Certificate Signing Request</text:span> :</text:p>
      <text:p text:style-name="Preformatted_20_Text">-----------------------------------------</text:p>
      <text:p text:style-name="Preformatted_20_Text"/>
      <text:p text:style-name="Preformatted_20_Text">Basic command :</text:p>
      <text:p text:style-name="Preformatted_20_Text">&gt; <text:span text:style-name="T1">openssl req -new -sha1 -key alice.key -out alice.csr</text:span></text:p>
      <text:p text:style-name="Preformatted_20_Text"><text:soft-page-break/>OR, for better security, use the SHA256 digest instead of the SHA1 (broken for years now) to ensure it stays secure during the exchange.</text:p>
      <text:p text:style-name="Preformatted_20_Text"/>
      <text:p text:style-name="Preformatted_20_Text"/>
      <text:p text:style-name="Preformatted_20_Text">&gt; <text:span text:style-name="T1">openssl req -new -sha256 -key alice.key -out alice.csr</text:span></text:p>
      <text:p text:style-name="Preformatted_20_Text"/>
      <text:p text:style-name="Preformatted_20_Text">So, with/without the full paths, we get those 2 versions :</text:p>
      <text:p text:style-name="Preformatted_20_Text"/>
      <text:p text:style-name="Preformatted_20_Text">&gt; <text:span text:style-name="T1">openssl req -new -sha256 -key D:\certificate_authority\userkey\alice.key -out D:\certificate_authority\usercsr\alice.csr</text:span></text:p>
      <text:p text:style-name="Preformatted_20_Text"/>
      <text:p text:style-name="Preformatted_20_Text">or :</text:p>
      <text:p text:style-name="Preformatted_20_Text"/>
      <text:p text:style-name="Preformatted_20_Text">&gt; <text:span text:style-name="T5">openssl req -new -sha256 -key userkey\alice.key -out usercsr\alice.csr</text:span></text:p>
      <text:p text:style-name="Preformatted_20_Text"/>
      <text:p text:style-name="Preformatted_20_Text">You will be asked for some informations, including :</text:p>
      <text:p text:style-name="Preformatted_20_Text"><text:tab/><text:span text:style-name="T16">A challenge password []:</text:span></text:p>
      <text:p text:style-name="Preformatted_20_Text">that you should write down (on principle, even if it seems to be done for automated systems, and will probably never be asked again).</text:p>
      <text:p text:style-name="Preformatted_20_Text"/>
      <text:p text:style-name="Preformatted_20_Text">------------</text:p>
      <text:p text:style-name="Preformatted_20_Text"/>
      <text:p text:style-name="Preformatted_20_Text">We just obtained the CSR, and have to send it to the CA, which means,</text:p>
      <text:p text:style-name="Preformatted_20_Text">in a "1-TO-1" network case, the other person being part of that VPN, who will SIGN it with their own CA, and send back both the signed certificate AND the CA's certificate (WITHOUT its private key).</text:p>
      <text:p text:style-name="Preformatted_20_Text">The principle of this mode is to stay 1-to-1 ("My CA signs YOUR certificate while YOUR CA signs MY certificate"), <text:span text:style-name="T19">IF</text:span><text:span text:style-name="T28"> you want to lock out any possible extension of this network.</text:span></text:p>
      <text:p text:style-name="Preformatted_20_Text"/>
      <text:p text:style-name="Preformatted_20_Text">Technically, many can share the same CA, as it is quite usual to assign this rôle to ONE person/entity.</text:p>
      <text:p text:style-name="Preformatted_20_Text">(For instance, a group of friends decide that James is managing the CA, and so he is the only one able to sign new certificates (in CA mode), thus, it is factually ALWAYS a question of trust and availability.)</text:p>
      <text:p text:style-name="Preformatted_20_Text">But the Certificates themselves may allow for x509 signing instead of the usual CA, which is signing another certificate from your own user "already signed" certificate, which is especially convenient to add someone to the group when James isn't available to do so.</text:p>
      <text:p text:style-name="Preformatted_20_Text">This is called Certificate Chaining.</text:p>
      <text:p text:style-name="Preformatted_20_Text">The signing certificate must be valid to become another certificate's "authority".</text:p>
      <text:p text:style-name="Preformatted_20_Text"/>
      <text:p text:style-name="Preformatted_20_Text">Fortunately, FreeLAN's configuration file let you specify as many CAs as you want, and allow you to specify, with DNS addresses or IP addresses, WHO are the approved contacts toward you.</text:p>
      <text:p text:style-name="Preformatted_20_Text"/>
      <text:p text:style-name="Preformatted_20_Text">Do note : Certificates are "public", in the sense that they simply allow someone to know how to "speak" to the person (as a public key),</text:p>
      <text:p text:style-name="Preformatted_20_Text">that person need their private key to decode the message (thus the "private" part of "private key").</text:p>
      <text:p text:style-name="Preformatted_20_Text">Still, it doesn't mean you should advertise them or send them to random people, since it will tell that someone is using such certificates, and that there exists, somewhere, a network that could be targetted by ill-intentioned people (DdoS attacks and such).</text:p>
      <text:p text:style-name="Preformatted_20_Text"/>
      <text:p text:style-name="Preformatted_20_Text">-<text:span text:style-name="T20">Signing a certificate (If you act as a Certification Authority)</text:span>:</text:p>
      <text:p text:style-name="Preformatted_20_Text"/>
      <text:p text:style-name="Preformatted_20_Text">In ca.cnf, find the line "<text:span text:style-name="T31">default_md = sha1 <text:s/># use public key default MD</text:span>" and add a <text:span text:style-name="T17">#</text:span><text:span text:style-name="T24"> (sharp) in front to comment it, and add, above, the line </text:span></text:p>
      <text:p text:style-name="Preformatted_20_Text"><text:span text:style-name="T24">"</text:span><text:span text:style-name="T35">default_md = sha256 <text:s/># use public key default MD</text:span><text:span text:style-name="T24">" .</text:span></text:p>
      <text:p text:style-name="Preformatted_20_Text"><text:span text:style-name="T24">(This is to force the CA to use SHA256 instead of the obsolete SHA1, since </text:span><text:soft-page-break/><text:span text:style-name="T24">having a "digest sha256" CSR doesn't force the CA to do the same.)</text:span></text:p>
      <text:p text:style-name="Preformatted_20_Text"/>
      <text:p text:style-name="Preformatted_20_Text">Basic command (Linux format): </text:p>
      <text:p text:style-name="Preformatted_20_Text">&gt; <text:span text:style-name="T1">openssl ca -out crt/alice.crt -in alice.csr -config ca.cnf</text:span></text:p>
      <text:p text:style-name="Preformatted_20_Text"/>
      <text:p text:style-name="Preformatted_20_Text">"ca" means we use the "Certificate Authority" function</text:p>
      <text:p text:style-name="Preformatted_20_Text">"-out" points to the out file (the user certificate)</text:p>
      <text:p text:style-name="Preformatted_20_Text">"-in" points to the entry file (the CSR)</text:p>
      <text:p text:style-name="Preformatted_20_Text">"-config" points to the CA's config file, in which you can find, among other things, the validity duration of certificates once signed (here, ~10 years)</text:p>
      <text:p text:style-name="Preformatted_20_Text"/>
      <text:p text:style-name="Preformatted_20_Text">Windows version with full paths :</text:p>
      <text:p text:style-name="Preformatted_20_Text">&gt; <text:span text:style-name="T1">openssl ca -out D:\certificate_authority\usercrt\alice.crt -in D:\certificate_authority\usercsr\alice.csr -config D:\certificate_authority\ca.cnf</text:span></text:p>
      <text:p text:style-name="Preformatted_20_Text"/>
      <text:p text:style-name="Preformatted_20_Text">The certification may not execute correctly in OpenSSL's folder (due to Windows important folders protection), so you might as well use it in the <text:span text:style-name="T1">D:\certificate_authority </text:span><text:span text:style-name="T25">folder (or the folder you chose to do it)</text:span></text:p>
      <text:p text:style-name="Preformatted_20_Text"/>
      <text:p text:style-name="Preformatted_20_Text">&gt; <text:span text:style-name="T1">D:</text:span></text:p>
      <text:p text:style-name="Preformatted_20_Text">(or replace <text:span text:style-name="T1">D:</text:span> with the involved drive letter)</text:p>
      <text:p text:style-name="Preformatted_20_Text">&gt; <text:span text:style-name="T1">cd certificate_authority</text:span></text:p>
      <text:p text:style-name="Preformatted_20_Text">(or replace it with the folder names you need to enter, repeat until you are in the wanted directory)</text:p>
      <text:p text:style-name="Preformatted_20_Text">&gt; <text:span text:style-name="T5">openssl ca -out usercrt\alice.crt -in usercsr\alice.csr -config ca.cnf</text:span></text:p>
      <text:p text:style-name="Preformatted_20_Text"/>
      <text:p text:style-name="Preformatted_20_Text">The CA's Passphrase will be asked to continue. Sign (y) and commit (y) to finish the operation.</text:p>
      <text:p text:style-name="Preformatted_20_Text"/>
      <text:p text:style-name="P11">------------</text:p>
      <text:p text:style-name="Preformatted_20_Text"/>
      <text:p text:style-name="Preformatted_20_Text">An error can happen if there are differences in some values between the individual and the CA, for instance :</text:p>
      <text:p text:style-name="Preformatted_20_Text"/>
      <text:p text:style-name="P3">The stateOrProvinceName field is different between CA certificate (SantaLand) and the request (ReindeerLand).</text:p>
      <text:p text:style-name="Preformatted_20_Text">You must EITHER agree beforehand with the exact terms before filling the .csr's infos, OR modify ca.cnf on the CA's side (with notepad or wordpad)</text:p>
      <text:p text:style-name="Preformatted_20_Text"/>
      <text:p text:style-name="Preformatted_20_Text"><text:tab/># A few difference way of specifying how similar the request should look</text:p>
      <text:p text:style-name="Preformatted_20_Text"><text:tab/># For type CA, the listed attributes must be the same, and the optional</text:p>
      <text:p text:style-name="Preformatted_20_Text"><text:tab/># and supplied fields are just that :-)</text:p>
      <text:p text:style-name="Preformatted_20_Text"><text:span text:style-name="T36">---&gt;</text:span><text:tab/>policy = policy_match</text:p>
      <text:p text:style-name="Preformatted_20_Text"/>
      <text:p text:style-name="Preformatted_20_Text"><text:tab/># For the CA policy</text:p>
      <text:p text:style-name="Preformatted_20_Text"><text:tab/>[ policy_match ]</text:p>
      <text:p text:style-name="Preformatted_20_Text"><text:tab/>countryName = match</text:p>
      <text:p text:style-name="Preformatted_20_Text"><text:tab/>stateOrProvinceName = match</text:p>
      <text:p text:style-name="Preformatted_20_Text"><text:tab/>organizationName = match</text:p>
      <text:p text:style-name="Preformatted_20_Text"><text:tab/>organizationalUnitName = optional</text:p>
      <text:p text:style-name="Preformatted_20_Text"><text:tab/>commonName = supplied</text:p>
      <text:p text:style-name="Preformatted_20_Text"><text:tab/>emailAddress = optional</text:p>
      <text:p text:style-name="Preformatted_20_Text"/>
      <text:p text:style-name="Preformatted_20_Text"><text:tab/># For the 'anything' policy</text:p>
      <text:p text:style-name="Preformatted_20_Text"><text:tab/># At this point in time, you must list all acceptable 'object'</text:p>
      <text:p text:style-name="Preformatted_20_Text"><text:tab/># types.</text:p>
      <text:p text:style-name="Preformatted_20_Text"><text:tab/>[ policy_anything ]</text:p>
      <text:p text:style-name="Preformatted_20_Text"><text:tab/>countryName = optional</text:p>
      <text:p text:style-name="Preformatted_20_Text"><text:tab/>stateOrProvinceName = optional</text:p>
      <text:p text:style-name="Preformatted_20_Text"><text:tab/>localityName = optional</text:p>
      <text:p text:style-name="Preformatted_20_Text"><text:tab/>organizationName = optional</text:p>
      <text:p text:style-name="Preformatted_20_Text"><text:soft-page-break/><text:tab/>organizationalUnitName = optional</text:p>
      <text:p text:style-name="Preformatted_20_Text"><text:tab/>commonName = supplied</text:p>
      <text:p text:style-name="Preformatted_20_Text"><text:tab/>emailAddress = optional</text:p>
      <text:p text:style-name="Preformatted_20_Text"/>
      <text:p text:style-name="Preformatted_20_Text">The line "policy = " (marked above with a highlighted arrow) points to the "policy_match" section just under it, which requires most of the infos to MATCH.</text:p>
      <text:p text:style-name="Preformatted_20_Text"/>
      <text:p text:style-name="Preformatted_20_Text">You could modify each line one by one, but there is already another section named "policy_anything" doing just that, right under it.</text:p>
      <text:p text:style-name="Preformatted_20_Text"/>
      <text:p text:style-name="Preformatted_20_Text">You only have to modify the marked line,</text:p>
      <text:p text:style-name="Preformatted_20_Text">"<text:span text:style-name="T31">policy = policy_match</text:span>" into "<text:span text:style-name="T31">policy = policy_anything</text:span>" in ca.cnf and save the modifications before (re)trying the command.</text:p>
      <text:p text:style-name="Preformatted_20_Text"/>
      <text:p text:style-name="Preformatted_20_Text">------------</text:p>
      <text:p text:style-name="Preformatted_20_Text"/>
      <text:p text:style-name="Preformatted_20_Text">If you have conflicting certificates, (like replacing an older/unsecure certificate with a new one for the same person), with this error :</text:p>
      <text:p text:style-name="Preformatted_20_Text"/>
      <text:p text:style-name="Preformatted_20_Text"><text:tab/><text:span text:style-name="T16">ERROR:There is already a certificate for /C=HO/ST=ReindeerLand/L=KringleTown/CN=Alice</text:span></text:p>
      <text:p text:style-name="Preformatted_20_Text"/>
      <text:p text:style-name="Preformatted_20_Text">Look at the certificate's 'Serial number' in the infos displayed just below the error, and then in these 3 locations :</text:p>
      <text:p text:style-name="Preformatted_20_Text">-The folder where you store the signed certificates (\crt or \usercrt) and delete the corresponding .crt (first, open it with notepad to be sure) ;</text:p>
      <text:p text:style-name="Preformatted_20_Text"/>
      <text:p text:style-name="Preformatted_20_Text">-Delete (or move) the file named <text:span text:style-name="T1">XX.pem</text:span> from the \crt folder, where XX = the serial number (this is a local copy of the issued certificate ;</text:p>
      <text:p text:style-name="Preformatted_20_Text"/>
      <text:p text:style-name="Preformatted_20_Text">-In the file index.txt, delete the line with the corresponding XX index.</text:p>
      <text:p text:style-name="Preformatted_20_Text">While being a crude method, it is functional if you only need to reuse a name already used before.</text:p>
      <text:p text:style-name="P11"/>
      <text:p text:style-name="Preformatted_20_Text">------------</text:p>
      <text:p text:style-name="Preformatted_20_Text"/>
      <text:p text:style-name="Preformatted_20_Text">You can also revoke a still valid certificate and add it to a Certificate Revocation List (CRL).</text:p>
      <text:p text:style-name="Preformatted_20_Text">On OpenSSL's command prompt (assuming "ca.cnf" is your CA config file) : </text:p>
      <text:p text:style-name="Preformatted_20_Text"/>
      <text:p text:style-name="Preformatted_20_Text">&gt; <text:span text:style-name="T1">openssl ca -config ca.cnf -revoke usercrt\albert.crt</text:span></text:p>
      <text:p text:style-name="P5"/>
      <text:p text:style-name="Preformatted_20_Text">The console will confirm the certificate revocation, and the updating of the database. You can look in the index.txt file to ascertain that the corresponding line starts with a R (Revoked) instead of a V (Valid).</text:p>
      <text:p text:style-name="Preformatted_20_Text"/>
      <text:p text:style-name="Preformatted_20_Text">To create a CRL, one more command on the prompt :</text:p>
      <text:p text:style-name="Preformatted_20_Text"/>
      <text:p text:style-name="Preformatted_20_Text">&gt; <text:span text:style-name="T1">openssl ca -config ca.cnf -gencrl -out crl\ca.crl</text:span></text:p>
      <text:p text:style-name="Preformatted_20_Text"/>
      <text:p text:style-name="Preformatted_20_Text">You can then distribute that file to every member, or have it available online.</text:p>
      <text:p text:style-name="Preformatted_20_Text">FreeLAN users may add the CRL in their freelan.cfg :</text:p>
      <text:p text:style-name="Preformatted_20_Text"/>
      <text:p text:style-name="Preformatted_20_Text"><text:tab/># The certificate revocation validation method to use.</text:p>
      <text:p text:style-name="Preformatted_20_Text"><text:tab/>#</text:p>
      <text:p text:style-name="Preformatted_20_Text"><text:tab/># Possible values are: last, all, none</text:p>
      <text:p text:style-name="Preformatted_20_Text"><text:tab/>#</text:p>
      <text:p text:style-name="Preformatted_20_Text"><text:tab/># - last: Only the last certificate of the certification chain is checked <text:tab/></text:p>
      <text:p text:style-name="Preformatted_20_Text"><text:tab/># for revocation.</text:p>
      <text:p text:style-name="Preformatted_20_Text"><text:tab/># - all: All certificates from the certification chain are checked for</text:p>
      <text:p text:style-name="Preformatted_20_Text"><text:tab/># revocation.</text:p>
      <text:p text:style-name="Preformatted_20_Text"><text:tab/># - none: Certificates are not checked for revocation.</text:p>
      <text:p text:style-name="Preformatted_20_Text"><text:tab/>#</text:p>
      <text:p text:style-name="Preformatted_20_Text"><text:soft-page-break/><text:tab/># Default: none</text:p>
      <text:p text:style-name="Preformatted_20_Text"><text:tab/>#certificate_revocation_validation_method=none</text:p>
      <text:p text:style-name="Preformatted_20_Text"><text:tab/><text:span text:style-name="T17">certificate_revocation_validation_method=all</text:span></text:p>
      <text:p text:style-name="Preformatted_20_Text"/>
      <text:p text:style-name="Preformatted_20_Text"><text:tab/># The certificate revocation lists.</text:p>
      <text:p text:style-name="Preformatted_20_Text"><text:tab/>#</text:p>
      <text:p text:style-name="Preformatted_20_Text"><text:tab/># You may repeat the certificate_revocation_list_file option to specify <text:tab/></text:p>
      <text:p text:style-name="Preformatted_20_Text"><text:tab/># several certificate revocation lists.</text:p>
      <text:p text:style-name="Preformatted_20_Text"><text:tab/>#</text:p>
      <text:p text:style-name="Preformatted_20_Text"><text:tab/># Default: &lt;none&gt;</text:p>
      <text:p text:style-name="Preformatted_20_Text"><text:tab/>#certificate_revocation_list_file=</text:p>
      <text:p text:style-name="Preformatted_20_Text"><text:tab/><text:span text:style-name="T17">certificate_revocation_list_file=ca.crl</text:span></text:p>
      <text:p text:style-name="Preformatted_20_Text"/>
      <text:p text:style-name="Preformatted_20_Text">Add both bolded lines to your file, taking care of the path to ca.crl if needed, so you may automatically refuse revoked certificates.</text:p>
      <text:p text:style-name="Preformatted_20_Text">------------------------------------------------------</text:p>
      <text:p text:style-name="Preformatted_20_Text">-<text:span text:style-name="T20">Using x509 to sign other's certificates by yourself</text:span> :</text:p>
      <text:p text:style-name="Preformatted_20_Text">------------------------------------------------------</text:p>
      <text:p text:style-name="Preformatted_20_Text"/>
      <text:p text:style-name="Preformatted_20_Text">You can sign, with your own key, other people's certificates. This requires your certificate to still be valid, since the certificate you signed under yours are depending on it, but this way, you could add some people to your contact list even if you're not the CA.</text:p>
      <text:p text:style-name="Preformatted_20_Text">This also require other members to recognize you « as a CA » (in their freelan.cfg), in order for those certificates you signed to be valid.</text:p>
      <text:p text:style-name="Preformatted_20_Text"/>
      <text:p text:style-name="Preformatted_20_Text">-<text:span text:style-name="T21">To sign using x509, there are 2 methods</text:span> :</text:p>
      <text:p text:style-name="Preformatted_20_Text"/>
      <text:p text:style-name="Preformatted_20_Text"><text:span text:style-name="T20">1)</text:span> From <text:span text:style-name="T17">YOUR</text:span> certificate (Precisely, your <text:span text:style-name="T19">private key</text:span>):</text:p>
      <text:p text:style-name="Preformatted_20_Text">&gt; <text:span text:style-name="T1">openssl x509 -req -signkey userkey\alice.key -out usercrt\thing.crt -in usercsr\thing.csr -extfile "C:\Program Files\OpenSSL-Win64\bin\openssl.cfg" -extensions v3_ca -days 365</text:span></text:p>
      <text:p text:style-name="Preformatted_20_Text"><text:tab/><text:span text:style-name="T16">Certificate request self-signature ok</text:span></text:p>
      <text:p text:style-name="P3"><text:tab/>subject=C = US, ST = Something, L = SomeCity, O = Something Inc, OU = SubThing,</text:p>
      <text:p text:style-name="P3"><text:tab/>CN = Mr Thing, emailAddress = thing@some.thing</text:p>
      <text:p text:style-name="Preformatted_20_Text"/>
      <text:p text:style-name="Preformatted_20_Text">Where -days indicate the validity duration, default is 30, here we used 365 ;</text:p>
      <text:p text:style-name="Preformatted_20_Text">-extfile points to the pre-built list of settings in OpenSSL's folder ;</text:p>
      <text:p text:style-name="Preformatted_20_Text">and -extensions specify which extensions to use, here, the rights to sub-sign are given to the new certificate, if the actual certificate can allow it, knowing that this parent certificate (the one you got from your private key) MUST be valid, and is acting as CA for the new one, meaning itcannot grant more than what it got for itself in the 1<text:span text:style-name="T37">st</text:span> place : if your cert is only valid for another 180 days, the « sub-certificate » will not be valid any after that.</text:p>
      <text:p text:style-name="Preformatted_20_Text"><text:span text:style-name="T25"/></text:p>
      <text:p text:style-name="Preformatted_20_Text"><text:span text:style-name="T20">2)</text:span> From the CA (For instance : to limit a user)</text:p>
      <text:p text:style-name="Preformatted_20_Text">&gt; <text:span text:style-name="T1">openssl x509 -req -in usercsr\thing.csr -extfile "C:\Program Files\OpenSSL-Win64\bin\openssl.cfg" -extensions v3_req -CA crt\ca.crt -CAkey key\ca.key -CAcreateserial -out usercrt\thing.crt</text:span></text:p>
      <text:p text:style-name="Preformatted_20_Text">(here, we specifically used the "v3_req" extension to keep that value :</text:p>
      <text:p text:style-name="Preformatted_20_Text"><text:tab/><text:span text:style-name="T16">X509v3 Basic Constraints:</text:span></text:p>
      <text:p text:style-name="P3"><text:tab/> <text:s text:c="3"/>CA:FALSE</text:p>
      <text:p text:style-name="Preformatted_20_Text">in the obtained certificate.)</text:p>
      <text:p text:style-name="Preformatted_20_Text"/>
      <text:p text:style-name="Preformatted_20_Text">-If you want to sign other certificates by yourself, without giving too much rights to the sub-certificates, the command would be :</text:p>
      <text:p text:style-name="Preformatted_20_Text">(reminder, replace "alice.key" by your own private key, and "thing.csr" + "thing.crt" by the .csr you received from that person and the .crt you want to obtain, and choose the validity duration with -days) : </text:p>
      <text:p text:style-name="Preformatted_20_Text">&gt; <text:span text:style-name="T1">openssl x509 -req -signkey userkey\alice.key -out usercrt\thing.crt -in usercsr\thing.csr -extfile "C:\Program Files\OpenSSL-Win64\bin\openssl.cfg" -extensions v3_req -days 365</text:span></text:p>
      <text:p text:style-name="Preformatted_20_Text">(basically, method 1 + v3_req instead of v3_ca)</text:p>
      <text:p text:style-name="Preformatted_20_Text"><text:soft-page-break/>To verify the content of a x509 certificate (since the file doesn't have the usual infos in plain text, unlike the CA signed certificates)</text:p>
      <text:p text:style-name="Preformatted_20_Text">&gt; <text:span text:style-name="T1">openssl x509 -in usercrt\thing.crt -noout -text</text:span></text:p>
      <text:p text:style-name="Preformatted_20_Text"/>
      <text:p text:style-name="Preformatted_20_Text">-<text:span text:style-name="T20">Customizing FreeLAN's configuration</text:span> :</text:p>
      <text:p text:style-name="Preformatted_20_Text"/>
      <text:p text:style-name="Preformatted_20_Text">Note that from this point onward, you can move/regroup the keys and certificates as you see fit ; If you have a secure folder (not shared, restricted to your user only, bitlocker encrypted or similar, and/or on a removable media like a USB stick you plug-in when needed) where you want to store it, this is the ideal time to do so.</text:p>
      <text:p text:style-name="Preformatted_20_Text"/>
      <text:p text:style-name="Preformatted_20_Text">In the "C:\Program Files\FreeLAN\config" folder, you'll find the freelan.cfg file. </text:p>
      <text:p text:style-name="Preformatted_20_Text">You may make a copy of it elsewhere if you want to keep a « clean » version for later use, like for different networks.</text:p>
      <text:p text:style-name="Preformatted_20_Text"/>
      <text:p text:style-name="Preformatted_20_Text"><text:span text:style-name="T20">Caution</text:span>, Windows has the habit of protecting specific folders, like those in "Program Files", by preventing the modification of files by users. </text:p>
      <text:p text:style-name="Preformatted_20_Text">In the current case, the <text:span text:style-name="T1">freelan.cfg</text:span> file can be read, but when you will try to save the modifications, you will most probably get an error about you missing some permissions to do it.</text:p>
      <text:p text:style-name="Preformatted_20_Text">In order to go over this, save the file with another name or in another unprotected folder, right-click the folder or file you want to modify (bare minimum « <text:span text:style-name="T1">freelan.cfg</text:span> », possibly the « <text:span text:style-name="T1">config</text:span> » folder if you intend to have more configs and have the certificates available here) and click on « Properties »,</text:p>
      <text:p text:style-name="Preformatted_20_Text">then on the security tab, and on the « Advanced » button.</text:p>
      <text:p text:style-name="Preformatted_20_Text"/>
      <text:p text:style-name="Preformatted_20_Text">In this new panel, click on the « Owner » tab, then on the « Modify » button (or « Change » link depending on Windows version ;</text:p>
      <text:p text:style-name="Preformatted_20_Text">another new panel may appear with the « Owner » tab only, allowing you to choose a new owner for that folder, from a quick list, or by clicking « Other users and groups ». Ultimately, you'll have the « Select user or group » panel.</text:p>
      <text:p text:style-name="Preformatted_20_Text">Once there, enter your account name and click the « Check names » button, and if your account hasn't been found, click on « Advanced », set the object type to « users » and click on « Search ».</text:p>
      <text:p text:style-name="Preformatted_20_Text"/>
      <text:p text:style-name="Preformatted_20_Text">Your account can sometime have a display name that is different from the internal name, for instance, the display name may be « Albert » since you answered this name upon 1<text:span text:style-name="T37">st</text:span> use of a new pre-installed laptop, but it had to have an actual user account to start with, usually the brand or model name of the computer (something like « Lenovo », etc).</text:p>
      <text:p text:style-name="Preformatted_20_Text"/>
      <text:p text:style-name="Preformatted_20_Text">Validate with OK as many times as necessary to see your choice appear in the unique « Owner » tab, select it, tick the « Replace owner on subcontainers and objects » box if available, then « Apply » and « OK ».</text:p>
      <text:p text:style-name="Preformatted_20_Text">Close the « Advanced Security settings for... » panel and the « Properties » panel, and you will henceforth have the required rights on the file or folder and everything that is inside it.</text:p>
      <text:p text:style-name="Preformatted_20_Text"/>
      <text:p text:style-name="Preformatted_20_Text">You'll then be able to rename or save your modified config files unfettered by Windows' overbearing security.</text:p>
      <text:p text:style-name="Preformatted_20_Text"/>
      <text:p text:style-name="Preformatted_20_Text">Note that on Windows, FreeLAN will automatically use <text:span text:style-name="T1">freelan.cfg</text:span>, so you only have to rename the various config files before using them.</text:p>
      <text:p text:style-name="Preformatted_20_Text"/>
      <text:p text:style-name="Preformatted_20_Text">Open <text:span text:style-name="T1">freelan.cfg</text:span> with notepad.exe, by either drag-and-dropping the .cfg on a notepad window, or by double-clicking on freelan.cfg ; If no program is associated with .cfg files, Windows will open a list of default programs for it and let you associate the one you chose with .cfg files. If you don't want the association to be made with .cfg, untick the « Always use the selected program to open this kind of file » box.</text:p>
      <text:p text:style-name="Preformatted_20_Text"><text:soft-page-break/>Note that the search function in notepad is done from the point you're at, in one direction only (up OR down), which can prevent finding what you're searching for. You need to repeat the search in the other direction, or put the cursor at the top and search down to go through the whole file.</text:p>
      <text:p text:style-name="Preformatted_20_Text"/>
      <text:p text:style-name="Preformatted_20_Text">1) Find these lines (press Ctrl+F, search for "signature_certificate_file=" ) :</text:p>
      <text:p text:style-name="Preformatted_20_Text"/>
      <text:p text:style-name="Preformatted_20_Text"><text:tab/><text:span text:style-name="T10"># The X509 certificate file to use for signing.</text:span></text:p>
      <text:p text:style-name="P2"><text:tab/>#</text:p>
      <text:p text:style-name="P2"><text:tab/># Unless client.enabled is set to "yes" or a PSK is specified, this parameter</text:p>
      <text:p text:style-name="P2"><text:tab/># is mandatory.</text:p>
      <text:p text:style-name="P2"><text:tab/>#</text:p>
      <text:p text:style-name="P2"><text:tab/># Default: &lt;none&gt;</text:p>
      <text:p text:style-name="P2"><text:tab/>#signature_certificate_file=</text:p>
      <text:p text:style-name="P2"><text:tab/></text:p>
      <text:p text:style-name="P2"><text:tab/># The private key file to use for signing.</text:p>
      <text:p text:style-name="P2"><text:tab/>#</text:p>
      <text:p text:style-name="P2"><text:tab/># Unless client.enabled is set to "yes" or PSK is specified, this parameter is</text:p>
      <text:p text:style-name="P2"><text:tab/># mandatory.</text:p>
      <text:p text:style-name="P2"><text:tab/>#</text:p>
      <text:p text:style-name="P2"><text:tab/># This private key must match with the specified signing certificate file.</text:p>
      <text:p text:style-name="P2"><text:tab/>#</text:p>
      <text:p text:style-name="P2"><text:tab/># Default: &lt;none&gt;</text:p>
      <text:p text:style-name="P2"><text:tab/>#signature_private_key_file=</text:p>
      <text:p text:style-name="Preformatted_20_Text"/>
      <text:p text:style-name="Preformatted_20_Text">Add, under each commented versions, the uncommented and completed lines (here, with the paths to the files, adapt to where you decided to store these) :</text:p>
      <text:p text:style-name="Preformatted_20_Text"/>
      <text:p text:style-name="Preformatted_20_Text"><text:tab/><text:span text:style-name="T1">signature_certificate_file=D:\certificate_authority\usercrt\alice.crt</text:span></text:p>
      <text:p text:style-name="Preformatted_20_Text">and</text:p>
      <text:p text:style-name="Preformatted_20_Text"><text:tab/><text:span text:style-name="T1">signature_private_key_file=D:\certificate_authority\userkey\alice.key</text:span></text:p>
      <text:p text:style-name="Preformatted_20_Text"/>
      <text:p text:style-name="Preformatted_20_Text">This tells FreeLAN what is your certificate and private key, so you can communicate with others.</text:p>
      <text:p text:style-name="Preformatted_20_Text">2) Then, find these lines (CTRL+F, "authority_certificate_file=" ) : </text:p>
      <text:p text:style-name="Preformatted_20_Text"/>
      <text:p text:style-name="Preformatted_20_Text"><text:tab/><text:span text:style-name="T10"># The authority certificates.</text:span></text:p>
      <text:p text:style-name="P2"><text:tab/>#</text:p>
      <text:p text:style-name="P2"><text:tab/># You may repeat the authority_certificate_file option to specify several</text:p>
      <text:p text:style-name="P2"><text:tab/># authority certificates.</text:p>
      <text:p text:style-name="P2"><text:tab/>#</text:p>
      <text:p text:style-name="P2"><text:tab/># Default: &lt;none&gt;</text:p>
      <text:p text:style-name="P2"><text:tab/>#authority_certificate_file=</text:p>
      <text:p text:style-name="Preformatted_20_Text"/>
      <text:p text:style-name="Preformatted_20_Text">And just like before, add the uncommented and completed line, pointing to the CA certificate (whether you received it from the CA or you ARE the CA) :</text:p>
      <text:p text:style-name="Preformatted_20_Text"><text:tab/><text:span text:style-name="T1">authority_certificate_file=D:\certificate_authority\crt\ca.crt</text:span></text:p>
      <text:p text:style-name="Preformatted_20_Text">This tells FreeLAN WHICH Certificate Authority to recognize.</text:p>
      <text:p text:style-name="Preformatted_20_Text">Note that FreeLAN allows you to specify multiple CAs if needed, depending on how <text:s/>you want it to operate.</text:p>
      <text:p text:style-name="Preformatted_20_Text"/>
      <text:p text:style-name="Preformatted_20_Text">3) Then, find the line "<text:span text:style-name="T10">ipv4_address_prefix_length=</text:span>" </text:p>
      <text:p text:style-name="Preformatted_20_Text">(and DO NOT confuse it with "<text:span text:style-name="T10">dhcp_server_ipv4_address_prefix_length=</text:span>");</text:p>
      <text:p text:style-name="Preformatted_20_Text"><text:tab/><text:span text:style-name="T10">ipv4_address_prefix_length=9.0.0.1/24</text:span></text:p>
      <text:p text:style-name="Preformatted_20_Text"/>
      <text:p text:style-name="Preformatted_20_Text">Here, 9.0.0.1 represent the fictive IP address used on the Virtual Private Network, and the /24 represent the bitmask for the addresses considered as being part of the same network (also referred as submask or subnet mask).</text:p>
      <text:p text:style-name="Preformatted_20_Text">Here, the /24 means the addresses from 9.0.0.0 to 9.0.0.255 are part of it, with these specific 2 addresses usually unavailable (since 0 is used for DHCP, and 255 for broadcast).</text:p>
      <text:p text:style-name="Preformatted_20_Text"><text:soft-page-break/>Everyone on your vpn MUST specify a value starting with "<text:span text:style-name="T10">9.0.0.</text:span>" and use a <text:span text:style-name="T17">UNIQUE</text:span> last number (1-254), so you have to agree with each other which you'll be using.</text:p>
      <text:p text:style-name="Preformatted_20_Text"/>
      <text:p text:style-name="Preformatted_20_Text">Incidentally, your firewall can ask your judgment on these connections, or you can set up a new « LAN » zone on that address range AND source/network adapter.</text:p>
      <text:p text:style-name="Preformatted_20_Text">Do note that other addresses ranges are available to be used this way by FreeLAN, but you must take great care not to replace a range that is necessary on your usual internet connection.</text:p>
      <text:p text:style-name="Preformatted_20_Text">(For instance, Google « own » a part of the 4.x.x.x and 8.x.x.x, and the same happens to other ranges with other big firms of the internet.)</text:p>
      <text:p text:style-name="Preformatted_20_Text"/>
      <text:p text:style-name="Preformatted_20_Text">4) Find these lines (search for "<text:span text:style-name="T10">contact=192.168.0.1:12000</text:span>" ) : </text:p>
      <text:p text:style-name="Preformatted_20_Text"/>
      <text:p text:style-name="Preformatted_20_Text"><text:tab/><text:span text:style-name="T10"># The contact list.</text:span></text:p>
      <text:p text:style-name="P2"><text:tab/>#</text:p>
      <text:p text:style-name="P2"><text:tab/># The list of hosts to connect to.</text:p>
      <text:p text:style-name="P2"><text:tab/>#</text:p>
      <text:p text:style-name="P2"><text:tab/># You may repeat the contact option to add several hosts.</text:p>
      <text:p text:style-name="P2"><text:tab/>#</text:p>
      <text:p text:style-name="P2"><text:tab/># Examples: 192.168.0.1, [fe80::1]:12000, hostname:1234, some.other.host.org:1234</text:p>
      <text:p text:style-name="P2"><text:tab/># Default: &lt;none&gt;</text:p>
      <text:p text:style-name="P2"><text:tab/>#contact=192.168.0.1:12000</text:p>
      <text:p text:style-name="Preformatted_20_Text"/>
      <text:p text:style-name="Preformatted_20_Text">and add, for every of your contacts, a "<text:span text:style-name="T10">contact=</text:span>" line that you'll complete with their « real » IP address and their FreeLAN port (by default, :12000).</text:p>
      <text:p text:style-name="Preformatted_20_Text"/>
      <text:p text:style-name="Preformatted_20_Text">To know your own IP address, multiple methods are available :</text:p>
      <text:p text:style-name="Preformatted_20_Text">-<text:a xlink:type="simple" xlink:href="https://whatismyipaddress.com/">https://whatismyipaddress.com/</text:a> <text:s/>(or other network-tools websites like</text:p>
      <text:p text:style-name="Preformatted_20_Text"><text:a xlink:type="simple" xlink:href="https://ipinfo.tools/">https://ipinfo.tools/</text:a> , <text:s/><text:a xlink:type="simple" xlink:href="https://iplocation.io/what-is-my-ip-address">https://iplocation.io/what-is-my-ip-address</text:a> , etc)</text:p>
      <text:p text:style-name="Preformatted_20_Text">-On your box/router page, usually "System infos", "internet" tab, look for a <text:s/>"IPv4 WAN address" line.</text:p>
      <text:p text:style-name="Preformatted_20_Text">-On the command prompt (cmd.exe) : </text:p>
      <text:p text:style-name="Preformatted_20_Text">&gt; <text:span text:style-name="T1">nslookup myip.opendns.com. resolver1.opendns.com</text:span></text:p>
      <text:p text:style-name="Preformatted_20_Text">(asking that server to tell you how he sees you, the result is on last line)</text:p>
      <text:p text:style-name="Preformatted_20_Text"/>
      <text:p text:style-name="Preformatted_20_Text">(Obviously, only your box/router can guarantee an exact answer ; </text:p>
      <text:p text:style-name="Preformatted_20_Text">If you're using a "VPN proxy" service like NordVPN to anonymize your internet traffic, any outside websites will not see your real address.)</text:p>
      <text:p text:style-name="Preformatted_20_Text"/>
      <text:p text:style-name="Preformatted_20_Text">Note : the <text:span text:style-name="T31">contact=</text:span> lines can contain addresses in different forms, notably the DNS addresses (e.g. : "some.other.host.org:1234").</text:p>
      <text:p text:style-name="Preformatted_20_Text">These addresses can be STATIC (Bought domain names and IPs being attributed to specific servers, or some individual connections) or DYNAMIC (because your provider change your IP address everytime you reboot the box/router, even if you use a bought or free domain name to redirect to your dynamic IP address via DynDNS, no-ip.org, etc).</text:p>
      <text:p text:style-name="Preformatted_20_Text">In this case, you should add a "<text:span text:style-name="T10">dynamic_contact_file=</text:span>" line pointing to the certificate of the member who is using a dynamic address, so that FreeLAN can regularly verify the contact validity (typically for peer-to-peer aka client-to-client, which might be your case of use) :</text:p>
      <text:p text:style-name="Preformatted_20_Text"/>
      <text:p text:style-name="Preformatted_20_Text">e.g. :<text:tab/><text:span text:style-name="T10">dynamic_contact_file=D:\certificate_authority\usercrt\thing.crt</text:span></text:p>
      <text:p text:style-name="P11"/>
      <text:p text:style-name="Preformatted_20_Text"/>
      <text:p text:style-name="Preformatted_20_Text">5) <text:span text:style-name="T32">Optional</text:span>, Choose which tap adapter to use if you have multiple installed.</text:p>
      <text:p text:style-name="Preformatted_20_Text"/>
      <text:p text:style-name="Preformatted_20_Text"><text:tab/><text:span text:style-name="T10"># The name of the tap adapter to use or create.</text:span></text:p>
      <text:p text:style-name="P2"><text:tab/>#</text:p>
      <text:p text:style-name="P2"><text:tab/># On Windows, the GUID of an existing tap adapter is expected. It may be found</text:p>
      <text:p text:style-name="P2"><text:tab/># in the registry:</text:p>
      <text:p text:style-name="P2"><text:tab/>#</text:p>
      <text:p text:style-name="P2"><text:tab/># HKEY_LOCAL_MACHINE\SOFTWARE\Microsoft\Windows NT\CurrentVersion\NetworkCards</text:p>
      <text:p text:style-name="P2"><text:soft-page-break/><text:tab/>#</text:p>
      <text:p text:style-name="P2"><text:tab/># If no name or an empty name is provided, the first available adapter will be</text:p>
      <text:p text:style-name="P2"><text:tab/># used.</text:p>
      <text:p text:style-name="P2"><text:tab/>#</text:p>
      <text:p text:style-name="P2"><text:tab/># On POSIX systems, it is the name of the tap adapter to create or to use.</text:p>
      <text:p text:style-name="P2"><text:tab/># Depending on your system, some names might be restricted, and something in the</text:p>
      <text:p text:style-name="P2"><text:tab/># form of tapX (where X is a positive number) is recommended.</text:p>
      <text:p text:style-name="P2"><text:tab/>#</text:p>
      <text:p text:style-name="P2"><text:tab/># If you use an existing interface and run as non-root, the interface name MUST</text:p>
      <text:p text:style-name="P2"><text:tab/># exist, belong to the user, be UP and already has IP configuration or use DHCP.</text:p>
      <text:p text:style-name="P2"><text:tab/># Additionnaly on Linux, user MUST have read-write permissions on /dev/net/tap</text:p>
      <text:p text:style-name="P2"><text:tab/># or /dev/net/tun (depending on which mode is used).</text:p>
      <text:p text:style-name="P2"><text:tab/>#</text:p>
      <text:p text:style-name="P2"><text:tab/># If no name or an empty name is provided, a tap adapter will be created with</text:p>
      <text:p text:style-name="P2"><text:tab/># an available name.</text:p>
      <text:p text:style-name="P2"><text:tab/>#</text:p>
      <text:p text:style-name="P2"><text:tab/># Should you need to know it, you may get that name by specifying an up_script.</text:p>
      <text:p text:style-name="P2"><text:tab/>#</text:p>
      <text:p text:style-name="P2"><text:tab/># Default: &lt;empty&gt;</text:p>
      <text:p text:style-name="P2"><text:tab/>#name=</text:p>
      <text:p text:style-name="Preformatted_20_Text"/>
      <text:p text:style-name="Preformatted_20_Text">Depending on Windows version, those infos can be found in different locations :</text:p>
      <text:p text:style-name="Preformatted_20_Text">(in regedit.exe)</text:p>
      <text:p text:style-name="P2">HKEY_LOCAL_MACHINE\SOFTWARE\Microsoft\Windows NT\CurrentVersion\NetworkCards</text:p>
      <text:p text:style-name="Preformatted_20_Text">ou</text:p>
      <text:p text:style-name="Preformatted_20_Text"><text:span text:style-name="T10">HKEY_LOCAL_MACHINE\SYSTEM\CurrentControlSet\Control\Network\</text:span> <text:s text:c="2"/></text:p>
      <text:p text:style-name="Preformatted_20_Text"><text:s text:c="4"/></text:p>
      <text:p text:style-name="Preformatted_20_Text">(followed by the GUID needed for the "<text:span text:style-name="T10">name=</text:span>" line in freelan.cfg, look into the details of the "<text:span text:style-name="T10">Connection</text:span>" key to find the usual name of that connection.</text:p>
      <text:p text:style-name="Preformatted_20_Text">e.g. : "Local Area Network")</text:p>
      <text:p text:style-name="P11"/>
      <text:p text:style-name="P11"/>
      <text:p text:style-name="Preformatted_20_Text">6) <text:span text:style-name="T32">Optional</text:span>, albeit recommended, Customize FreeLAN's behavior with new contacts.</text:p>
      <text:p text:style-name="Preformatted_20_Text"/>
      <text:p text:style-name="P2"><text:tab/># Whether to accept contact requests.</text:p>
      <text:p text:style-name="P2"><text:tab/>#</text:p>
      <text:p text:style-name="P2"><text:tab/># If set to yes, freelan will answer to contact requests sent by other hosts.</text:p>
      <text:p text:style-name="P2"><text:tab/>#</text:p>
      <text:p text:style-name="P2"><text:tab/># It is recommended that this option is set to enhance connectivity.</text:p>
      <text:p text:style-name="P2"><text:tab/>#</text:p>
      <text:p text:style-name="P2"><text:tab/># Possible values: yes, no</text:p>
      <text:p text:style-name="P2"><text:tab/>#</text:p>
      <text:p text:style-name="P2"><text:tab/># Default: yes</text:p>
      <text:p text:style-name="P2"><text:tab/>#accept_contact_requests=yes</text:p>
      <text:p text:style-name="P2"><text:tab/></text:p>
      <text:p text:style-name="P2"><text:tab/># Whether to accept contacts.</text:p>
      <text:p text:style-name="P2"><text:tab/>#</text:p>
      <text:p text:style-name="P2"><text:tab/># If set to yes, freelan will accept contacts sent by other hosts and will try</text:p>
      <text:p text:style-name="P2"><text:tab/># to establish a session with those contacts, just as if there was a "contact="</text:p>
      <text:p text:style-name="P2"><text:tab/># option for them.</text:p>
      <text:p text:style-name="P2"><text:tab/>#</text:p>
      <text:p text:style-name="P2"><text:tab/># It is recommended that this option is set to enhance connectivity.</text:p>
      <text:p text:style-name="P2"><text:tab/>#</text:p>
      <text:p text:style-name="P2"><text:tab/># To control which hosts are contacted automatically, see the "never_contact"</text:p>
      <text:p text:style-name="P2"><text:tab/># option.</text:p>
      <text:p text:style-name="P2"><text:tab/>#</text:p>
      <text:p text:style-name="P2"><text:tab/># Possible values: yes, no</text:p>
      <text:p text:style-name="P2"><text:tab/>#</text:p>
      <text:p text:style-name="P2"><text:tab/># Default: yes</text:p>
      <text:p text:style-name="P2"><text:tab/>#accept_contacts=yes</text:p>
      <text:p text:style-name="P2"><text:tab/></text:p>
      <text:p text:style-name="P2"><text:soft-page-break/><text:tab/># Specify certificates for which a dynamic host search must be performed.</text:p>
      <text:p text:style-name="P2"><text:tab/>#</text:p>
      <text:p text:style-name="P2"><text:tab/># The freelan daemon will periodically send a contact request to his neighbors</text:p>
      <text:p text:style-name="P2"><text:tab/># for each of these certificates.</text:p>
      <text:p text:style-name="P2"><text:tab/>#</text:p>
      <text:p text:style-name="P2"><text:tab/># Note: this option can only be used with certificate-based authentication. If</text:p>
      <text:p text:style-name="P2"><text:tab/># you are using a passphrase there is no way of identifying the peers since</text:p>
      <text:p text:style-name="P2"><text:tab/># they all share the same secret passhrase. There is no way of implementing the</text:p>
      <text:p text:style-name="P2"><text:tab/># feature: please don't ask, it just isn't possible.</text:p>
      <text:p text:style-name="P2"><text:tab/>#</text:p>
      <text:p text:style-name="P2"><text:tab/># This option is only useful if "accept_contacts" is set.</text:p>
      <text:p text:style-name="P2"><text:tab/>#</text:p>
      <text:p text:style-name="P2"><text:tab/># You may repeat the dynamic_contact option to add several dynamic hosts.</text:p>
      <text:p text:style-name="P2"><text:tab/>#</text:p>
      <text:p text:style-name="P2"><text:tab/># Default: &lt;none&gt;</text:p>
      <text:p text:style-name="P2"><text:tab/>#dynamic_contact_file=</text:p>
      <text:p text:style-name="P2"><text:tab/></text:p>
      <text:p text:style-name="P2"><text:tab/># Specify IP networks that should never be automatically contacted.</text:p>
      <text:p text:style-name="P2"><text:tab/>#</text:p>
      <text:p text:style-name="P2"><text:tab/># If the freelan deamon receives a contact which belongs to one of the</text:p>
      <text:p text:style-name="P2"><text:tab/># specified "never_contact" networks, it will not try to establish a session</text:p>
      <text:p text:style-name="P2"><text:tab/># with it.</text:p>
      <text:p text:style-name="P2"><text:tab/>#</text:p>
      <text:p text:style-name="P2"><text:tab/># You may repeat the never_contact option to add several IP networks.</text:p>
      <text:p text:style-name="P2"><text:tab/>#</text:p>
      <text:p text:style-name="P2"><text:tab/># Default: &lt;none&gt;</text:p>
      <text:p text:style-name="P2"><text:tab/>#never_contact=9.0.0.0/24</text:p>
      <text:p text:style-name="P2"><text:tab/>#never_contact=2aa1::1/8</text:p>
      <text:p text:style-name="P2"><text:tab/>#never_contact=1.2.3.4</text:p>
      <text:p text:style-name="Preformatted_20_Text"/>
      <text:p text:style-name="Preformatted_20_Text">This part of the config let you decide how to behave with unknown contacts :</text:p>
      <text:p text:style-name="Preformatted_20_Text"><text:span text:style-name="T11">accept_contact_requests</text:span> allows it to accept contact requests from other computers. (temporarily, new contacts will NOT be saved in freelan.cfg)</text:p>
      <text:p text:style-name="Preformatted_20_Text"><text:span text:style-name="T11">accept_contacts</text:span> allows it to temporarily add AND try contacting the contacts sent by another computer you're connected to. ("Friends of a friend" sort of, temporary and NOT saved to freelan.cfg).</text:p>
      <text:p text:style-name="Preformatted_20_Text"><text:span text:style-name="T11">dynamic_contact_file</text:span> let you specify the certificates that need to be checked regularly, notably in case of computers using dynamic IP addresses.</text:p>
      <text:p text:style-name="Preformatted_20_Text">(For instance, after the box/router/modem has rebooted with a new IP, this ensure you keep a secure connection.)</text:p>
      <text:p text:style-name="Preformatted_20_Text"><text:span text:style-name="T11">never_contact</text:span> let you define addresses or ranges to never contact. (This can be used side-by-side with your firewall settings, and work with both external (internet, LAN) and internal (to FreeLAN) addresses and ranges.)</text:p>
      <text:p text:style-name="Preformatted_20_Text"><text:s/></text:p>
      <text:p text:style-name="Preformatted_20_Text">-------------------------------------------------------------------------</text:p>
      <text:p text:style-name="Preformatted_20_Text"><text:span text:style-name="T20">After ANY modification of the cfg, STOP and RESTART the FreeLAN service</text:span> :</text:p>
      <text:p text:style-name="Preformatted_20_Text">-------------------------------------------------------------------------</text:p>
      <text:p text:style-name="Preformatted_20_Text"/>
      <text:p text:style-name="Preformatted_20_Text">Run "<text:span text:style-name="T1">services.msc</text:span>", and click on the "<text:span text:style-name="T10">FreeLAN Service</text:span>" line, then start/restart/stop the service depending on your needs.</text:p>
      <text:p text:style-name="Preformatted_20_Text"/>
      <text:p text:style-name="Preformatted_20_Text">(You can also modify its default status with a right-click on the "<text:span text:style-name="T10">FreeLAN Service</text:span>" line, Properties, and keep it disabled when you don't need it, use Manual start instead of Automatic)</text:p>
      <text:p text:style-name="Preformatted_20_Text"/>
      <text:p text:style-name="Preformatted_20_Text"><text:span text:style-name="T17">In case of error when starting FreeLAN</text:span> :</text:p>
      <text:p text:style-name="Preformatted_20_Text">In <text:span text:style-name="T25">"</text:span>services.msc<text:span text:style-name="T25">","FreeLAN service", right-click, Properties, "</text:span>Dependency<text:span text:style-name="T25">"</text:span> tab for FreeLAN:</text:p>
      <text:p text:style-name="Preformatted_20_Text">|-DHCP Client</text:p>
      <text:p text:style-name="Preformatted_20_Text">|<text:tab/>|-Ancillary Function Driver for winsock </text:p>
      <text:p text:style-name="Preformatted_20_Text">|<text:tab/>|<text:tab/>(or "AFD Networking Support Environment" )</text:p>
      <text:p text:style-name="Preformatted_20_Text"><text:soft-page-break/>|<text:tab/>|</text:p>
      <text:p text:style-name="Preformatted_20_Text">|<text:tab/>|-NetIO Legacy TDI Support Driver</text:p>
      <text:p text:style-name="Preformatted_20_Text">|<text:tab/>|<text:tab/>|-TCP/IP Protocol Driver</text:p>
      <text:p text:style-name="Preformatted_20_Text">|<text:tab/>|</text:p>
      <text:p text:style-name="Preformatted_20_Text">|<text:tab/>|-Network Store Interface Service</text:p>
      <text:p text:style-name="Preformatted_20_Text">|<text:tab/><text:tab/>|-NSI proxy service driver</text:p>
      <text:p text:style-name="Preformatted_20_Text">|</text:p>
      <text:p text:style-name="Preformatted_20_Text">|-TAP-Windows Adapter v9</text:p>
      <text:p text:style-name="Preformatted_20_Text"/>
      <text:p text:style-name="Preformatted_20_Text">-"<text:span text:style-name="T1">devmgmt.msc</text:span>" Can show you some of these components, use « Show Hidden Devices », look for « Non-Plug and Play Drivers ».</text:p>
      <text:p text:style-name="Preformatted_20_Text"/>
      <text:p text:style-name="Preformatted_20_Text">You should be able to check the presence or absence of thoses services and drivers with the status icons in front of each line.</text:p>
      <text:p text:style-name="Preformatted_20_Text"/>
      <text:p text:style-name="Preformatted_20_Text">-Event Viewer (from Start menu):</text:p>
      <text:p text:style-name="Preformatted_20_Text">Create a custom View, « Last hour », tick all the boxes, « system log », which should quickly show you that the "service control manager" just noticed an error when you tried to start the FreeLAN service.</text:p>
      <text:p text:style-name="Preformatted_20_Text"/>
      <text:p text:style-name="Preformatted_20_Text">If it shows an "error : Incorrect Function" when the FreeLAN service refuse to start, you have to add the <text:span text:style-name="T17">-d</text:span> argument to the service (for debugmode) :</text:p>
      <text:p text:style-name="Preformatted_20_Text"><text:span text:style-name="T19">EITHER</text:span> in the "Start parameters" of the service (in "services.msc", FreeLAN Service, right-click, Properties...) (Temporary parameter),</text:p>
      <text:p text:style-name="Preformatted_20_Text"/>
      <text:p text:style-name="Preformatted_20_Text"><text:span text:style-name="T19">OR</text:span> via regedit : <text:span text:style-name="T10">HKLM\SYSTEM\CurrentControlSet\services\FreeLAN service</text:span> ,</text:p>
      <text:p text:style-name="Preformatted_20_Text">in the VALUE of <text:span text:style-name="T10">ImagePath</text:span>, like before when we protected the path after install, add it AFTER the double-quotes : <text:span text:style-name="T10">"C:\Program Files\FreeLAN\bin\freelan.exe" -d</text:span></text:p>
      <text:p text:style-name="Preformatted_20_Text">(Start Parameters from the Properties panel are more accessible to newcomers).</text:p>
      <text:p text:style-name="Preformatted_20_Text">This debug mode will write a log in the "logs" subfolder of FreeLAN's folder, which can be read with notepad, and it will point out where the error lies (error in the cfg ? File can't be accessed ? Etc) and let you solve that particular problem.</text:p>
      <text:p text:style-name="Preformatted_20_Text">================================================================================</text:p>
      <text:p text:style-name="Preformatted_20_Text"><text:span text:style-name="T20">-Setting up the network parameters :</text:span></text:p>
      <text:p text:style-name="Preformatted_20_Text"/>
      <text:p text:style-name="Preformatted_20_Text">When you (re)start FreeLAN on Windows, the virtual "network card" (aka TAP adapter V9) <text:span text:style-name="T17">may</text:span> behave as if you set it up with manual settings, <text:span text:style-name="T19">each time you restart the service</text:span><text:span text:style-name="T28">. It's a known issue.</text:span></text:p>
      <text:p text:style-name="Preformatted_20_Text"><text:span text:style-name="T28">To make the connection work, you have to put it back in automatic mode (dhcp) to allow FreeLAN (the service) assign it an Ipv4 address and subnet mask coming from </text:span><text:span text:style-name="T12">freelan.cfg</text:span><text:span text:style-name="T28">.</text:span></text:p>
      <text:p text:style-name="Preformatted_20_Text"/>
      <text:p text:style-name="Preformatted_20_Text">(Network icon in the tray bar, Network and Sharing Center, Change adapter settings (on the left-hand side panel), or on Windows 10 : Start, Settings, Network &amp; Internet, change adapter options )</text:p>
      <text:p text:style-name="Preformatted_20_Text">Once you see the list of adapters, right-click on TAP-Windows Adapter V9 connection, Properties, Internet Protocol version 4 (TCP/IPv4), Properties, and tick the "<text:span text:style-name="T31">Obtain an IP address automatically</text:span>" radio button, click OK, and OK again.</text:p>
      <text:p text:style-name="Preformatted_20_Text">You can also provide the correct IP address and subnet mask on the same panel, with "Use the following IP address" (and also set the gateway address, but more on this later).</text:p>
      <text:p text:style-name="Preformatted_20_Text"/>
      <text:p text:style-name="Preformatted_20_Text">You can also RENAME that connection to make it more noticeable or easier to manage, like naming it "TAP-FreeLAN" instead of "Ethernet <text:span text:style-name="T11">X</text:span>".</text:p>
      <text:p text:style-name="Preformatted_20_Text"/>
      <text:p text:style-name="Preformatted_20_Text"><text:span text:style-name="T20">Reminder</text:span> : FreeLAN only emulate a physical local network</text:p>
      <text:p text:style-name="Preformatted_20_Text">(meaning by this : the network cable, and network card with TAP).</text:p>
      <text:p text:style-name="Preformatted_20_Text">It doesn't add anything related to the computer's access rights, or sharing of files.</text:p>
      <text:p text:style-name="Preformatted_20_Text"/>
      <text:p text:style-name="Preformatted_20_Text">Thus, you have to create one or more users on your machine, depending on your <text:soft-page-break/>choices, and correctly manage the folders shared by Windows.</text:p>
      <text:p text:style-name="Preformatted_20_Text">In the <text:span text:style-name="T10">network and sharing center, "Change advanced sharing settings" :</text:span></text:p>
      <text:p text:style-name="Preformatted_20_Text">You can choose between 2 types of networks for each connection :</text:p>
      <text:p text:style-name="Preformatted_20_Text">-Private (Home or Work)</text:p>
      <text:p text:style-name="Preformatted_20_Text">-Public</text:p>
      <text:p text:style-name="Preformatted_20_Text">these 2 sections have very similar options, and you have to select the ones fitting your needs in both cases.</text:p>
      <text:p text:style-name="Preformatted_20_Text">For instance : </text:p>
      <text:p text:style-name="Preformatted_20_Text">-<text:span text:style-name="T19">Private</text:span> : Turn ON network discovery, Turn ON file and printer sharing,</text:p>
      <text:p text:style-name="Preformatted_20_Text">Turn OFF public folders sharing, Use 128 bits encryption, Turn ON password protected sharing, (and possibly avoid using HomeGroups, they can be a pain to manage/remove and aren't necessarily that secure)</text:p>
      <text:p text:style-name="Preformatted_20_Text"/>
      <text:p text:style-name="Preformatted_20_Text">-<text:span text:style-name="T19">Public</text:span> : Turn OFF network discovery<text:span text:style-name="T20">*</text:span>, Turn OFF file and printer sharing<text:span text:style-name="T20">*</text:span>, Turn OFF public folders sharing, Use 128 bits encryption, Turn ON password protected sharing.</text:p>
      <text:p text:style-name="Preformatted_20_Text"/>
      <text:p text:style-name="Preformatted_20_Text">(<text:span text:style-name="T20">*</text:span>: You MIGHT have to temporarily modify those to ON if you encounter some issues with seeing other members of your FreeLAN network.)</text:p>
      <text:p text:style-name="Preformatted_20_Text"/>
      <text:p text:style-name="Preformatted_20_Text">The network type for this connection might be seen as "public" as long as it is "unidentified" (and that "unidentified" state may prevent renaming that network AND changing the type manually, usually done by clicking on the current type in the network and sharing center)</text:p>
      <text:p text:style-name="Preformatted_20_Text"/>
      <text:p text:style-name="Preformatted_20_Text">To counter this problem, should you have to, <text:span text:style-name="T1">secpol.msc </text:span>or <text:span text:style-name="T1">gpedit.msc</text:span> can be used to access a specific setting panel :</text:p>
      <text:p text:style-name="Preformatted_20_Text">-via secpol.msc (Local Security Policy) :</text:p>
      <text:p text:style-name="Preformatted_20_Text">in <text:span text:style-name="T10">Security Settings,</text:span> <text:span text:style-name="T10">Network List Manager Policies.</text:span></text:p>
      <text:p text:style-name="Preformatted_20_Text">or</text:p>
      <text:p text:style-name="Preformatted_20_Text">-via gpedit.msc (Local Group Policy Editor) :</text:p>
      <text:p text:style-name="Preformatted_20_Text">in <text:span text:style-name="T10">Local Computer Policy, Computer Configuration, Windows Settings, Security Settings, Network List Manager Policies.</text:span></text:p>
      <text:p text:style-name="Preformatted_20_Text"/>
      <text:p text:style-name="Preformatted_20_Text">One way or the other, , you'll get to a panel showing you the identified networks (e.g. : "Ethernet", "Home LAN", etc), as well as the settings for "<text:span text:style-name="T10">Unidentified Networks</text:span>", "<text:span text:style-name="T10">Identifying Networks</text:span>", and "<text:span text:style-name="T10">All Networks</text:span>".</text:p>
      <text:p text:style-name="Preformatted_20_Text">In "<text:span text:style-name="T10">Unidentified Networks</text:span>" you may, if needed, change the way Windows automatically categorize unidentified networks. A reboot is needed to apply changes.</text:p>
      <text:p text:style-name="Preformatted_20_Text">For instance, you could have them considered "Private" while you are setting things up with less hindrances (which also means that all new network to which you connect will be considered private and "safe", without necessarily being so, making life easier for potential hackers or a trojan/virus), or have them considered "Public" and turn ON some settings in the <text:span text:style-name="T10">network and sharing center, "Change advanced sharing settings"</text:span> (which can be changed on the fly during your initial tests).</text:p>
      <text:p text:style-name="Preformatted_20_Text"/>
      <text:p text:style-name="Preformatted_20_Text">In addition, in a Microsoft network, you MIGHT need to have the same workgroup (default being "WORKGROUP") for the various computers to see themselves as neighbours (depends on various settings).</text:p>
      <text:p text:style-name="Preformatted_20_Text">You can check or change your current workgroup in the <text:span text:style-name="T10">System</text:span> Panel</text:p>
      <text:p text:style-name="Preformatted_20_Text">(enter <text:span text:style-name="T42">explorer.exe shell:::{BB06C0E4-D293-4f75-8A90-CB05B6477EEE}</text:span> in the Run prompt)</text:p>
      <text:p text:style-name="Preformatted_20_Text">or use the <text:span text:style-name="T10">About</text:span> Panel, just like for 32/64bits infos, then "<text:span text:style-name="T10">Advanced system settings</text:span>", "<text:span text:style-name="T10">Computer Name</text:span>" tab in System Properties, and the "<text:span text:style-name="T10">Change</text:span>" button.</text:p>
      <text:p text:style-name="Preformatted_20_Text"/>
      <text:p text:style-name="Preformatted_20_Text"><text:span text:style-name="T20">OK, it's great for a test, but How do we do afterward ?</text:span></text:p>
      <text:p text:style-name="P6"/>
      <text:p text:style-name="P6"><text:span text:style-name="T24">On Windows 10:</text:span><text:span text:style-name="T30"> a command allows you to define a network's type, but for this you need to know the index number of the "TAP-Windows Adapter V9" in the network adapter list. This value can change </text:span><text:span text:style-name="T24">each time you reboot</text:span><text:span text:style-name="T30">. (meaning : you should always check just before using it, not using the previous day's value)</text:span></text:p>
      <text:p text:style-name="P6"><text:span text:style-name="T30"/></text:p>
      <text:p text:style-name="P6"><text:soft-page-break/><text:span text:style-name="T30">In </text:span><text:span text:style-name="T13">PowerShell</text:span><text:span text:style-name="T30">, Run as Administrator : </text:span></text:p>
      <text:p text:style-name="P6"><text:span text:style-name="T30">PS &gt; </text:span><text:span text:style-name="T3">Get-wmiobject win32_networkadapter | select netconnectionid, name, InterfaceIndex, netconnectionstatus</text:span></text:p>
      <text:p text:style-name="Preformatted_20_Text"/>
      <text:p text:style-name="Preformatted_20_Text">This command will show you many lines, showing for each the connection's name (for instance, "TAP-FreeLAN"), the interface name ("TAP-Windows Adapter v9"), its index number, and its current status number.</text:p>
      <text:p text:style-name="Preformatted_20_Text">The one you want is the index number, which will replace <text:span text:style-name="T4">X</text:span> in the following command, with FreeLAN running if you want to see the change happening "live" :</text:p>
      <text:p text:style-name="Preformatted_20_Text"/>
      <text:p text:style-name="Preformatted_20_Text">PS &gt; <text:span text:style-name="T5">Set-NetConnectionProfile -InterfaceIndex </text:span><text:span text:style-name="T4">X</text:span><text:span text:style-name="T5"> -NetworkCategory Private</text:span></text:p>
      <text:p text:style-name="Preformatted_20_Text"/>
      <text:p text:style-name="Preformatted_20_Text">The network using this interface (so, FreeLAN) should now be considered Private and have all the related private settings, including the firewall considerating it as a private network.</text:p>
      <text:p text:style-name="Preformatted_20_Text"/>
      <text:p text:style-name="Preformatted_20_Text"><text:span text:style-name="T19">On Windows 7:</text:span> the second command(<text:span text:style-name="T1">Set-NetConnectionProfile) </text:span>isn't available, and the network type cannot be changed on a currently "Unidentified Network".</text:p>
      <text:p text:style-name="Preformatted_20_Text"/>
      <text:p text:style-name="Preformatted_20_Text">Microsoft had the brilliant idea to link a network's identification to the gateway's IP address (usually : your box or router), causing many problems for local networks that are not connected to the internet (such as laboratories or factories protected networks, or even a simple LAN-Party in the attic...) or for the VPN in our case. You have to specify a gateway address which MUST be valid when you do the change (for instance, one of the member of your group that you are connecting to, in the same address range, here 9.0.0.X).</text:p>
      <text:p text:style-name="Preformatted_20_Text"/>
      <text:p text:style-name="Preformatted_20_Text">If all goes well, the unidentified network should disappear from the "<text:span text:style-name="T10">network and sharing center</text:span>" and reappear with a generic name ("network X », or "ethernet X") on the "TAP-FreeLAN" connection (if you did rename it earlier), and should let you change the network type by clicking on the link under the network name.</text:p>
      <text:p text:style-name="Preformatted_20_Text">Choose a Private network type ("Home" or "Work", the latter isn't allowing HomeGroups).</text:p>
      <text:p text:style-name="Preformatted_20_Text"/>
      <text:p text:style-name="Preformatted_20_Text">By choosing a "Home" network, you will have access to the Homegroup sharing settings, "simpler but less complete", or you can cancel it to close the panel and not use the Homegroup.</text:p>
      <text:p text:style-name="Preformatted_20_Text">Personal Suggestion : Use the classic sharing functions, with user-based rights, this will let you avoid a long explanation with your family about how Grandma had a heart attack when she stumbled upon a JumpScare video from Resident Evil while searching for the family's last vacation photos.</text:p>
      <text:p text:style-name="Preformatted_20_Text">You may also rename the network by clicking on the icon (e.g."FreeLAN Network").</text:p>
      <text:p text:style-name="Preformatted_20_Text"/>
      <text:p text:style-name="Preformatted_20_Text"><text:span text:style-name="T20">Do Note :</text:span> </text:p>
      <text:p text:style-name="Preformatted_20_Text"/>
      <text:p text:style-name="Preformatted_20_Text">-When changing the network type from public to private, the IP address/subnet mask/etc settings may be lost the 1<text:span text:style-name="T37">st</text:span> time, and the TCP/IPv4 settings will probably show empty fields while the details will show a default address of the type 169.xx.xx.xx . The system sort of just created a new profile for that network, identified by that gateway address. All you have to do is to respecify the correct values and close the panels.</text:p>
      <text:p text:style-name="Preformatted_20_Text"/>
      <text:p text:style-name="Preformatted_20_Text">-For the following connections, the lack of a declared gateway may temporarily put the network in "unidentified" mode and block the FreeLAN connection, since, among other things, being typed as a "public" network may not allow Microsoft « File and Printer sharing » to work. You should only have to re-enter the gateway's address, for the profile to be remembered and the network to be once again "private" and with its custom name.</text:p>
      <text:p text:style-name="Preformatted_20_Text"/>
      <text:p text:style-name="Preformatted_20_Text"/>
      <text:p text:style-name="Preformatted_20_Text">You can do it manually, or with cmd (administrator mode) :</text:p>
      <text:p text:style-name="Preformatted_20_Text">the command <text:span text:style-name="T20">must</text:span> include all the required parameters :</text:p>
      <text:p text:style-name="Preformatted_20_Text"><text:soft-page-break/></text:p>
      <text:p text:style-name="Preformatted_20_Text">&gt; <text:span text:style-name="T1">netsh interface ipv4 set address name="name_of_connection" source=static address=9.0.0.x mask=255.255.255.0 gateway=9.0.0.xx</text:span></text:p>
      <text:p text:style-name="Preformatted_20_Text"/>
      <text:p text:style-name="Preformatted_20_Text">For instance, the full line with connection's name, if you connect to someone on 9.0.0.2, and you use 9.0.0.1 for youself, with subnet mask <text:s/>255.255.255.0 :</text:p>
      <text:p text:style-name="Preformatted_20_Text"/>
      <text:p text:style-name="Preformatted_20_Text">&gt; <text:span text:style-name="T1">netsh interface ipv4 set address name="TAP-FreeLAN" source=static address=9.0.0.1 mask=255.255.255.0 gateway=9.0.0.2</text:span></text:p>
      <text:p text:style-name="Preformatted_20_Text"/>
      <text:p text:style-name="Preformatted_20_Text">You could do a .bat of such a command so you don't need to remember it all, and edit it with notepad should you need to change de gateway address. Just don't forget to run it in administrator mode.</text:p>
      <text:p text:style-name="Preformatted_20_Text"/>
      <text:p text:style-name="P6">In EVERY CASES :</text:p>
      <text:p text:style-name="P6"><text:span text:style-name="T30"/></text:p>
      <text:p text:style-name="Preformatted_20_Text"><text:span text:style-name="T29">Do not forget</text:span><text:span text:style-name="T30"> to remove the rights you temporarily added to the </text:span><text:span text:style-name="T21">public</text:span><text:span text:style-name="T30"> networks in the "</text:span><text:span text:style-name="T13">network and sharing center</text:span><text:span text:style-name="T30">", "</text:span><text:span text:style-name="T13">Change advanced sharing settings</text:span><text:span text:style-name="T30">"</text:span><text:span text:style-name="T17"> </text:span><text:span text:style-name="T24">if you did so.</text:span></text:p>
      <text:p text:style-name="Preformatted_20_Text"><text:span text:style-name="T24">You probably wouldn't want to leave some visible access to unsecured networks such as free coffee-shop's Wi-Fi, hotels, etc.</text:span></text:p>
      <text:p text:style-name="Preformatted_20_Text"/>
      <text:p text:style-name="Preformatted_20_Text"/>
      <text:p text:style-name="Preformatted_20_Text">================== <text:span text:style-name="T20">CREATING NEW USER ACCOUNTS</text:span> =====================</text:p>
      <text:p text:style-name="Preformatted_20_Text"/>
      <text:p text:style-name="Preformatted_20_Text">W7 : Start menu, Control Panel, User Accounts and Family Safety, Add or remove user accounts (or alternatively User Accounts, Manage other accounts), Create a new account :</text:p>
      <text:p text:style-name="Preformatted_20_Text">-choose a name for the account, use standard user type </text:p>
      <text:p text:style-name="Preformatted_20_Text">Click the <text:span text:style-name="T30">"Create Account" button, then add/change the password on that new account, since the other person will need it.</text:span></text:p>
      <text:p text:style-name="Preformatted_20_Text"/>
      <text:p text:style-name="Preformatted_20_Text">W10 : Start Menu, run <text:span text:style-name="T30">"</text:span><text:span text:style-name="T13">control userpasswords2</text:span><text:span text:style-name="T30">", make sure the "</text:span><text:span text:style-name="T34">Users must enter a username and password to use this computer</text:span><text:span text:style-name="T30">" box is ticked ON, and click the "Add..." button.</text:span></text:p>
      <text:p text:style-name="Preformatted_20_Text"><text:span text:style-name="T30">To the "</text:span><text:span text:style-name="T34">How will this person sign in ?</text:span><text:span text:style-name="T30">" panel, answer with the "</text:span><text:span text:style-name="T34">Sign in without a Microsoft account (not recommended)</text:span><text:span text:style-name="T30">" option.</text:span></text:p>
      <text:p text:style-name="Preformatted_20_Text"><text:span text:style-name="T30">Microsoft makes it look scary, but it just mean you'll be using local accounts for this, and not let them know everything you and your family do on your own machine.</text:span></text:p>
      <text:p text:style-name="Preformatted_20_Text"><text:span text:style-name="T30">On the next screen, use a Local account, set a name and password, as usual.</text:span></text:p>
      <text:p text:style-name="Preformatted_20_Text"><text:span text:style-name="T30"/></text:p>
      <text:p text:style-name="Preformatted_20_Text">Another way on Windows 10 to add a new user, is to use the following command in cmd (administrator mode) :</text:p>
      <text:p text:style-name="Preformatted_20_Text">&gt; <text:span text:style-name="T1">net user &lt;username&gt; /add</text:span></text:p>
      <text:p text:style-name="Preformatted_20_Text"/>
      <text:p text:style-name="Preformatted_20_Text">For instance <text:span text:style-name="T30">"</text:span><text:span text:style-name="T3">net user Grandma /add</text:span><text:span text:style-name="T30">", enclose the name in double-quotes if it contains any space, i.e "</text:span><text:span text:style-name="T3">net user "Grampa Charles" /add</text:span><text:span text:style-name="T30">". You can specify a password following the name, or use an asterisk (*) instead to hide the password and you will be asked to type it twice as confirmation after the command. You may also change the password of another account if you're an administrator, with </text:span></text:p>
      <text:p text:style-name="Preformatted_20_Text"><text:span text:style-name="T30">&gt; </text:span><text:span text:style-name="T3">net user &lt;username&gt; &lt;password&gt;</text:span><text:span text:style-name="T30"> <text:tab/><text:tab/>(basically the same, without /add)</text:span></text:p>
      <text:p text:style-name="Preformatted_20_Text"><text:span text:style-name="T30"/></text:p>
      <text:p text:style-name="Preformatted_20_Text"><text:span text:style-name="T30">(</text:span><text:a xlink:type="simple" xlink:href="https://www.windows-commandline.com/add-user-from-command-line/"><text:span text:style-name="T21">https://www.windows-commandline.com/add-user-from-command-line/</text:span></text:a><text:span text:style-name="T30"> for more infos)</text:span></text:p>
      <text:p text:style-name="Preformatted_20_Text"><text:span text:style-name="T30"/></text:p>
      <text:p text:style-name="Preformatted_20_Text"><text:span text:style-name="T30">(You may also set up a Login Image for this account, but if you use the method hereunder, you will be able to hide the extra accounts from view anyway.)</text:span></text:p>
      <text:p text:style-name="Preformatted_20_Text"/>
      <text:p text:style-name="Preformatted_20_Text"/>
      <text:p text:style-name="Preformatted_20_Text"/>
      <text:p text:style-name="Preformatted_20_Text"/>
      <text:p text:style-name="Preformatted_20_Text"/>
      <text:p text:style-name="Preformatted_20_Text"><text:soft-page-break/>====================== <text:span text:style-name="T20">Secure the accounts</text:span> ========================</text:p>
      <text:p text:style-name="Preformatted_20_Text"/>
      <text:p text:style-name="Preformatted_20_Text">To prevent any of these accounts being misused, and to not let some ill-intentioned person log onto your computer, a few small adjustments need to be made :</text:p>
      <text:p text:style-name="Preformatted_20_Text">Control Panel, Administrative tools, Local Security policy,</text:p>
      <text:p text:style-name="Preformatted_20_Text">(or run <text:span text:style-name="T30">"</text:span>secpol.msc<text:span text:style-name="T30">", or search for "Local Security policy", or "Local Group policy" then browse into "Windows Settings", "Security Settings")</text:span></text:p>
      <text:p text:style-name="Preformatted_20_Text"><text:span text:style-name="T30">"</text:span><text:span text:style-name="T10">Local Policies</text:span><text:span text:style-name="T30">", "</text:span><text:span text:style-name="T13">User Rights Assignment</text:span><text:span text:style-name="T30">"</text:span> :</text:p>
      <text:p text:style-name="Preformatted_20_Text">In this panel, you'll see various Rights than can be granted or denied </text:p>
      <text:p text:style-name="Preformatted_20_Text">(Denying takes precedences on Granting) to users or usergroups.</text:p>
      <text:p text:style-name="Preformatted_20_Text"/>
      <text:p text:style-name="Preformatted_20_Text">Those that are of particular interest here are :</text:p>
      <text:p text:style-name="Preformatted_20_Text">-Deny log on locally</text:p>
      <text:p text:style-name="Preformatted_20_Text">-Deny log on through Remote Desktop Service</text:p>
      <text:p text:style-name="Preformatted_20_Text"/>
      <text:p text:style-name="Preformatted_20_Text">IN BOTH CASES, double-click, <text:span text:style-name="T30">"</text:span>add a user or group<text:span text:style-name="T30">", type in the name(s) of the new account(s), and "Check names", click OK.</text:span></text:p>
      <text:p text:style-name="Preformatted_20_Text">DANS LES 2 CAS, double-clic, ajouter un utilisateur ou un groupe,</text:p>
      <text:p text:style-name="Preformatted_20_Text">tapez le(s) nom(s) des comptes concernés et "vérifier les noms", OK.</text:p>
      <text:p text:style-name="Preformatted_20_Text"/>
      <text:p text:style-name="Preformatted_20_Text">2 other settings that may be of interest to you (usually Deny them) :</text:p>
      <text:p text:style-name="Preformatted_20_Text">-Deny log on as a service</text:p>
      <text:p text:style-name="Preformatted_20_Text">-Deny log on as a batch job</text:p>
      <text:p text:style-name="Preformatted_20_Text"/>
      <text:p text:style-name="Preformatted_20_Text">============= <text:span text:style-name="T20">Hiding the extra User Accounts</text:span> ===============</text:p>
      <text:p text:style-name="Preformatted_20_Text"/>
      <text:p text:style-name="Preformatted_20_Text">In order to not have a myriad of accounts shown on the login screen, you can add those accounts to a special category (which in itself doesn't prevent their use, hence the previous steps to secure them), OR choose another method that shows no accounts and ask for the login AND the password, without a list of accounts.</text:p>
      <text:p text:style-name="Preformatted_20_Text"/>
      <text:p text:style-name="Preformatted_20_Text">The various methods are described here :</text:p>
      <text:p text:style-name="Preformatted_20_Text"><text:a xlink:type="simple" xlink:href="https://www.raymond.cc/blog/hide-user-accounts-from-the-windows-xp-welcome-screen/"><text:span text:style-name="T10">https://www.raymond.cc/blog/hide-user-accounts-from-the-windows-xp-welcome-screen/</text:span></text:a><text:span text:style-name="T10"> </text:span></text:p>
      <text:p text:style-name="Preformatted_20_Text"/>
      <text:p text:style-name="Preformatted_20_Text">The most straightforward way, that simply mask the chosen account(s) :</text:p>
      <text:p text:style-name="Preformatted_20_Text"/>
      <text:p text:style-name="Preformatted_20_Text">Start menu, regedit, and browse the tree to :</text:p>
      <text:p text:style-name="Preformatted_20_Text"><text:span text:style-name="T1">HKEY_LOCAL_MACHINE\SOFTWARE\Microsoft\Windows NT\CurrentVersion\Winlogon</text:span></text:p>
      <text:p text:style-name="Preformatted_20_Text">(If the keys used hereunder already exist, just use them directly)</text:p>
      <text:p text:style-name="Preformatted_20_Text">Click on <text:span text:style-name="T10">Winlogon</text:span>, Right click, New Key, which you will name : </text:p>
      <text:p text:style-name="P5">SpecialAccounts</text:p>
      <text:p text:style-name="Preformatted_20_Text">then, on that SpecialAccounts key, right-click, New Key, and name it :</text:p>
      <text:p text:style-name="P5">UserList</text:p>
      <text:p text:style-name="Preformatted_20_Text">You are henceforth in :</text:p>
      <text:p text:style-name="P2">HKLM\SOFTWARE\Microsoft\Windows NT\CurrentVersion\Winlogon\SpecialAccounts\UserList</text:p>
      <text:p text:style-name="Preformatted_20_Text"/>
      <text:p text:style-name="Preformatted_20_Text">For EACH account you wish to hide, add a new DWORD in that list (with a right-click on the right-hand panel), whose name will be the exact name of the account, without any machine prefix (If you named your computer "Turing" and the account "Grandma", just name the DWORD "Grandma", NOT "TURING\Grandma").</text:p>
      <text:p text:style-name="Preformatted_20_Text"/>
      <text:p text:style-name="Preformatted_20_Text">Be aware that this account will not be "visible" anymore on the system, as in <text:s/>the user account management panel, so no more changing its login image or password from there, but it may also become invisible from some security functions like the UAC (User Access Control) depending on the system, THUS the previous steps for limiting their rights.</text:p>
      <text:p text:style-name="Preformatted_20_Text"/>
      <text:p text:style-name="Preformatted_20_Text">============= <text:span text:style-name="T20">Troubles with account/password credentials</text:span> ===================</text:p>
      <text:p text:style-name="Preformatted_20_Text"/>
      <text:p text:style-name="Preformatted_20_Text">When you use credentials for Windows file sharing, Windows keep those informations for a duration (either by asking you how long, or for the current <text:soft-page-break/>session), and does not ask them again later, even if the rights for this account have been remotely modified meanwhile. This can lead to situations where you can enter a folder, see the file names, but you don't have the rights to access anything, and no way to re-enter the credentials to actualize those rights.</text:p>
      <text:p text:style-name="Preformatted_20_Text"/>
      <text:p text:style-name="Preformatted_20_Text">To solve these types of problems, a useful command in cmd :</text:p>
      <text:p text:style-name="Preformatted_20_Text"><text:tab/><text:span text:style-name="T1">net use * /delete /yes</text:span></text:p>
      <text:p text:style-name="Preformatted_20_Text">This will clear the list of credentials currently used by Windows for network access and file sharing.</text:p>
      <text:p text:style-name="Preformatted_20_Text">You must however let a timeout of about 30s~1min go by without waking up that list. (Meaning : Don't browse/access a network folder during that time, inactive opened Windows of a remote folder should be OK and actualize their rights after re-typing the credentials)</text:p>
      <text:p text:style-name="Preformatted_20_Text"/>
      <text:p text:style-name="Preformatted_20_Text">================== <text:span text:style-name="T20">Port Transfer / UPnP</text:span> ========================</text:p>
      <text:p text:style-name="Preformatted_20_Text"/>
      <text:p text:style-name="Preformatted_20_Text">Beginning with version 2.2.0, FreeLAN supports UPnP for automatic port transfer.</text:p>
      <text:p text:style-name="Preformatted_20_Text">It asks the system to, in-turn, ask the box/router, to grant him the UDP port 12000 if it is available.</text:p>
      <text:p text:style-name="Preformatted_20_Text"/>
      <text:p text:style-name="Preformatted_20_Text">You can also manually set up whichever external port you decide, to transfer toward the internal FreeLAN port on your machine, via the "NAT/PAT" or "Port Transfer" page of your box/router, which allows you to reserve a specific port (12000 or whatever you carefully chose) and avoid conflicting ports if multiple people in your house use FreeLAN.</text:p>
      <text:p text:style-name="Preformatted_20_Text"/>
      <text:p text:style-name="Preformatted_20_Text">Note : in this case, it is the EXTERNAL port you should communicate to your FreeLAN network members, along with your IP address or DNS address.</text:p>
      <text:p text:style-name="Preformatted_20_Text"/>
      <text:p text:style-name="Preformatted_20_Text">================= <text:span text:style-name="T20">Who is currently connected ?</text:span> ===================</text:p>
      <text:p text:style-name="Preformatted_20_Text"/>
      <text:p text:style-name="Preformatted_20_Text">To see who's currently connected on your machine, there are multiple methods :</text:p>
      <text:p text:style-name="P2"><text:a xlink:type="simple" xlink:href="https://www.gigxp.com/check-logged-in-users-in-windows-10/">https://www.gigxp.com/check-logged-in-users-in-windows-10/</text:a> </text:p>
      <text:p text:style-name="Preformatted_20_Text"/>
      <text:p text:style-name="Preformatted_20_Text">The simplest methods usually involve the "Users" tab in the task manager, which also has a "Networking" tab, or Network infos in the "Performance" tab displaying the various connections.</text:p>
      <text:p text:style-name="Preformatted_20_Text"/>
      <text:p text:style-name="Preformatted_20_Text">To do this : </text:p>
      <text:p text:style-name="Preformatted_20_Text">-Ctrl + Shift + Esc,</text:p>
      <text:p text:style-name="Preformatted_20_Text">or</text:p>
      <text:p text:style-name="Preformatted_20_Text">-Ctrl + Alt + Del, then "Task Manager"</text:p>
      <text:p text:style-name="Preformatted_20_Text">or</text:p>
      <text:p text:style-name="Preformatted_20_Text">-Start Menu, "taskmgr.exe"</text:p>
      <text:p text:style-name="Preformatted_20_Text">or</text:p>
      <text:p text:style-name="Preformatted_20_Text">-Right-click in the task bar, "Task Manager"</text:p>
      <text:p text:style-name="Preformatted_20_Text">(More infos : <text:a xlink:type="simple" xlink:href="https://www.howtogeek.com/405806/windows-task-manager-the-complete-guide/"><text:span text:style-name="T10">https://www.howtogeek.com/405806/windows-task-manager-the-complete-guide/</text:span></text:a><text:span text:style-name="T10"> </text:span>)</text:p>
      <text:p text:style-name="Preformatted_20_Text"/>
      <text:p text:style-name="Preformatted_20_Text">You can also use this command in cmd :</text:p>
      <text:p text:style-name="Preformatted_20_Text">&gt; <text:span text:style-name="T1">query user</text:span></text:p>
      <text:p text:style-name="Preformatted_20_Text">To get a list of users currently logged-in.</text:p>
      <text:p text:style-name="Preformatted_20_Text"/>
      <text:p text:style-name="Preformatted_20_Text"/>
      <text:p text:style-name="Preformatted_20_Text">--------------------------------------------------------------------------------</text:p>
      <text:p text:style-name="P6"/>
      <text:p text:style-name="P6">Explanatory summary of changes in the ca.cnf file :</text:p>
      <text:p text:style-name="Preformatted_20_Text">If, when opening the file with notepad.exe, you don't see line-returns (as in : everything displayed on a few very long lines), open it 1<text:span text:style-name="T37">st</text:span> with wordpad.exe to take the line-returns into account, press Ctrl+A to select all, Ctrl+C to copy it, and then press Ctrl+V IN notepad.exe to paste it, and save it with </text:p>
      <text:p text:style-name="Preformatted_20_Text">"All Types (*.*)" with the name "ca.cnf" (to replace it with a more legible version) or with the name you wish if you are making some custom configuration.</text:p>
      <text:p text:style-name="Preformatted_20_Text">(For instance : "smithfamily_ca.cnf", "bookclub_ca.cnf"...)</text:p>
      <text:p text:style-name="Preformatted_20_Text"><text:soft-page-break/></text:p>
      <text:p text:style-name="Preformatted_20_Text">The <text:span text:style-name="T10">[ CA_freelan ]</text:span> section is the default section, each of the values must be located in the correct section, anything located AFTER a hash (#) is seen as commentary, and some of these values may have no effects, depending on what program/version or how it is used (for instance "default_days", being set at 3650 days, may very well be shortened to 30 days by OpenSSL3 if the parameter isn't provided on the command line when creating the CA).</text:p>
      <text:p text:style-name="Preformatted_20_Text"/>
      <text:p text:style-name="Preformatted_20_Text">Hereunder, an annoted excerpt of the related sections :</text:p>
      <text:p text:style-name="Preformatted_20_Text"/>
      <text:p text:style-name="Preformatted_20_Text"><text:span text:style-name="T10">[ CA_freelan ]</text:span></text:p>
      <text:p text:style-name="P2">dir = . <text:s/><text:tab/><text:tab/># Where everything is kept</text:p>
      <text:p text:style-name="P20">#<text:tab/><text:tab/># (the dot represent the current folder where this .cnf file is found)</text:p>
      <text:p text:style-name="P20">#<text:tab/><text:tab/># hereunder, the "$dir" token assume this value</text:p>
      <text:p text:style-name="P2">certs = $dir/crt <text:s/><text:tab/># Where the issued certs are kept</text:p>
      <text:p text:style-name="P2">crl_dir = $dir/crl <text:s/><text:tab/># Where the issued crl are kept</text:p>
      <text:p text:style-name="P2">database = $dir/index.txt <text:tab/># database index file.</text:p>
      <text:p text:style-name="P2"><text:span text:style-name="T17">#</text:span>unique_subject = no <text:s/># Set to 'no' to allow creation of several ctificates with same subject.</text:p>
      <text:p text:style-name="P20">#<text:tab/><text:tab/><text:tab/># without this line (or by leaving it commented), Default is "yes".</text:p>
      <text:p text:style-name="P2">new_certs_dir = $dir/crt <text:s/># default place for new certs.</text:p>
      <text:p text:style-name="P2">certificate = $dir/crt/ca.crt <text:s/><text:tab/># The CA certificate <text:span text:style-name="T45">(Modify this if you need to use another cert,</text:span></text:p>
      <text:p text:style-name="P20">#<text:tab/><text:tab/><text:tab/><text:tab/># for instance ca_smithfamily.crt, <text:s/>ca_bookclub.crt ...)</text:p>
      <text:p text:style-name="P2">serial = $dir/serial <text:s/><text:tab/># The current serial number (<text:span text:style-name="T45">for this CA. Increment by 1 for each new signed cert)</text:span></text:p>
      <text:p text:style-name="P2">crlnumber = $dir/crlnumber <text:tab/># the current crl number. Must be commented out to leave a V1 CRL.</text:p>
      <text:p text:style-name="P2">crl = $dir/crl/ca.crl <text:s text:c="2"/><text:tab/># The current CRL <text:span text:style-name="T45">(try keeping the same base name as the CA, ex : ca_smithfamily.crl)</text:span></text:p>
      <text:p text:style-name="P2">private_key = $dir/key/ca.key<text:tab/><text:tab/># The private key <text:span text:style-name="T45">(same, keep a related name)</text:span></text:p>
      <text:p text:style-name="P2">RANDFILE = $dir/.rand # private random number file</text:p>
      <text:p text:style-name="P2">x509_extensions = usr_cert <text:s/># The extentions to add to the cert</text:p>
      <text:p text:style-name="P2"># Comment out the following two lines for the "traditional"</text:p>
      <text:p text:style-name="P2"># (and highly broken) format.</text:p>
      <text:p text:style-name="P2">name_opt = ca_default <text:s/># Subject Name options</text:p>
      <text:p text:style-name="P2">cert_opt = ca_default <text:s/># Certificate field options<text:tab/><text:span text:style-name="T45">(you should not modify these 2 lines)</text:span></text:p>
      <text:p text:style-name="P2">default_days = 3650 <text:s text:c="2"/># how long to certify for</text:p>
      <text:p text:style-name="P2">default_crl_days= 30 <text:s text:c="2"/># how long before next CRL</text:p>
      <text:p text:style-name="P2"><text:span text:style-name="T18">#</text:span>default_md = sha1 <text:s/># use public key default MD <text:span text:style-name="T45">(SHA1 is BROKEN and obsolete!)</text:span></text:p>
      <text:p text:style-name="P2"><text:span text:style-name="T17">default_md = sha256<text:tab/></text:span><text:span text:style-name="T46"># So replace it with this line</text:span><text:span text:style-name="T47"> to sign the CSR with RSA-SHA256</text:span></text:p>
      <text:p text:style-name="P2">preserve = no <text:s text:c="2"/># keep passed DN ordering <text:span text:style-name="T45">(DN = Distinguished Name)</text:span></text:p>
      <text:p text:style-name="P20">#<text:tab/><text:tab/># if someone uses a different ordering of infos in their CSR and it is actually needed, which is rarely the case, use "yes , </text:p>
      <text:p text:style-name="P20">#<text:tab/><text:tab/># else, keep "no" .</text:p>
      <text:p text:style-name="P2"/>
      <text:p text:style-name="P2"># A few difference way of specifying how similar the request should look</text:p>
      <text:p text:style-name="P2"># For type CA, the listed attributes must be the same, and the optional</text:p>
      <text:p text:style-name="P2"># and supplied fields are just that :-)</text:p>
      <text:p text:style-name="P2">policy = policy_match<text:tab/><text:tab/><text:span text:style-name="T45">#Which of the following policies to use, either policy_match or policy_anything</text:span></text:p>
      <text:p text:style-name="P2"><text:span text:style-name="T45">#<text:tab/><text:tab/><text:tab/><text:tab/>#you can of course add your own sections below and use them if needed.</text:span></text:p>
      <text:p text:style-name="P2"><text:span text:style-name="T45">#<text:tab/><text:tab/><text:tab/># </text:span><text:span text:style-name="T48">"</text:span><text:span text:style-name="T49">match</text:span><text:span text:style-name="T48">"</text:span><text:span text:style-name="T15"> </text:span><text:span text:style-name="T48">means the correspondence MUST be perfect with the CA's, uppercase/lowercase included</text:span></text:p>
      <text:p text:style-name="P20"><text:span text:style-name="T31">#<text:tab/><text:tab/><text:tab/># "</text:span><text:span text:style-name="T33">optional</text:span><text:span text:style-name="T31">" means the value can be left blank, "</text:span><text:span text:style-name="T33">supplied</text:span><text:span text:style-name="T31">" means it MUST be provided, but taken as is.</text:span></text:p>
      <text:p text:style-name="P2"/>
      <text:p text:style-name="P2"># For the CA policy</text:p>
      <text:p text:style-name="P2">[ policy_match ]</text:p>
      <text:p text:style-name="P2">countryName = match</text:p>
      <text:p text:style-name="P2">stateOrProvinceName = match</text:p>
      <text:p text:style-name="P2">organizationName = match</text:p>
      <text:p text:style-name="P2">organizationalUnitName = optional</text:p>
      <text:p text:style-name="P2">commonName = supplied</text:p>
      <text:p text:style-name="P2">emailAddress = optional</text:p>
      <text:p text:style-name="P2"/>
      <text:p text:style-name="P2"># For the 'anything' policy</text:p>
      <text:p text:style-name="P2"># At this point in time, you must list all acceptable 'object'</text:p>
      <text:p text:style-name="P2"># types.</text:p>
      <text:p text:style-name="P2">[ policy_anything ]</text:p>
      <text:p text:style-name="P2"><text:soft-page-break/>countryName = optional</text:p>
      <text:p text:style-name="P2">stateOrProvinceName = optional</text:p>
      <text:p text:style-name="P2">localityName = optional</text:p>
      <text:p text:style-name="P2">organizationName = optional</text:p>
      <text:p text:style-name="P2">organizationalUnitName = optional</text:p>
      <text:p text:style-name="P2">commonName = supplied</text:p>
      <text:p text:style-name="P2">emailAddress = optional</text:p>
      <text:p text:style-name="Preformatted_20_Text"/>
      <text:p text:style-name="P21">As you can see, the <text:span text:style-name="T31">policy_match</text:span><text:span text:style-name="T22"> section requires exact values for the country, province, and organization names, but does not check the </text:span><text:span text:style-name="T31">organizationalUnitName </text:span><text:span text:style-name="T22">(which department in the firm, as in public relations/accounting/logistics/etc) nor the e-mail address, and requires a name to be supplied.</text:span></text:p>
      <text:p text:style-name="P21"><text:span text:style-name="T22"/></text:p>
      <text:p text:style-name="Preformatted_20_Text"><text:span text:style-name="T50">The </text:span><text:span text:style-name="T51">policy_anything</text:span><text:span text:style-name="T50"> section, on the other hand, has everything set as optional, except for the user name which is to be supplied. This can be a bit problematic if you decide to use "</text:span><text:span text:style-name="T31">unique_subject = no</text:span>", as you could have multiple certs with the same name and no other recognizable infos provided ; or the opposite, and receive a .csr you'd be unable to sign because it claims the name "Albert" too.</text:p>
      <text:p text:style-name="Preformatted_20_Text"/>
      <text:p text:style-name="Preformatted_20_Text">So, if you consider that the e-mail info is MANDATORY and you don't want to spend time verifying manually every .csr you receive, either modify the "<text:span text:style-name="T31">policy_anything</text:span>" section or create your own custom section, </text:p>
      <text:p text:style-name="Preformatted_20_Text">with "<text:span text:style-name="T31">emailAddress = supplied</text:span>". Chances are low that 2 different "alberts" will use the SAME e-mail address ; either they both lied, and had the very same fake e-mail address idea, or one of them is trying to annoy the other one.</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Mangal1" svg:font-family="Mangal"/>
    <style:font-face style:name="Segoe UI" svg:font-family="'Segoe UI', 'pen Sans', 'Helvetica Neue', MWF-MDL2, 'Helvetica,Arial,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Univers 55" svg:font-family="'Univers 55'" style:font-pitch="variable"/>
    <style:font-face style:name="Plantagenet Cherokee" svg:font-family="'Plantagenet Cheroke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UPC" svg:font-family="CordiaUPC" style:font-family-generic="swiss" style:font-pitch="variable"/>
    <style:font-face style:name="Eurostile" svg:font-family="Eurostile" style:font-family-generic="swiss" style:font-pitch="variable"/>
    <style:font-face style:name="Lucida Sans Unicode" svg:font-family="'Lucida Sans Unicode'"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23-02-04T18:37:52.48</dc:date>
    <meta:editing-duration>P141DT49M59S</meta:editing-duration>
    <meta:editing-cycles>166</meta:editing-cycles>
    <meta:document-statistic meta:table-count="0" meta:image-count="0" meta:object-count="0" meta:page-count="25" meta:paragraph-count="807" meta:word-count="11491" meta:character-count="71231"/>
  </office:meta>
</office:document-meta>
</file>